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6.782cm"/>
    </style:style>
    <style:style style:name="co14" style:family="table-column">
      <style:table-column-properties fo:break-before="auto" style:column-width="1.596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2.053cm"/>
    </style:style>
    <style:style style:name="co17" style:family="table-column">
      <style:table-column-properties fo:break-before="auto" style:column-width="4.798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2.551cm"/>
    </style:style>
    <style:style style:name="co20" style:family="table-column">
      <style:table-column-properties fo:break-before="auto" style:column-width="2.021cm"/>
    </style:style>
    <style:style style:name="co21" style:family="table-column">
      <style:table-column-properties fo:break-before="auto" style:column-width="2.157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6.135cm"/>
    </style:style>
    <style:style style:name="co24" style:family="table-column">
      <style:table-column-properties fo:break-before="auto" style:column-width="1.986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2.182cm"/>
    </style:style>
    <style:style style:name="co30" style:family="table-column">
      <style:table-column-properties fo:break-before="auto" style:column-width="1.559cm"/>
    </style:style>
    <style:style style:name="co31" style:family="table-column">
      <style:table-column-properties fo:break-before="auto" style:column-width="1.501cm"/>
    </style:style>
    <style:style style:name="co32" style:family="table-column">
      <style:table-column-properties fo:break-before="auto" style:column-width="2.45cm"/>
    </style:style>
    <style:style style:name="co33" style:family="table-column">
      <style:table-column-properties fo:break-before="auto" style:column-width="1.697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1.813cm"/>
    </style:style>
    <style:style style:name="co36" style:family="table-column">
      <style:table-column-properties fo:break-before="auto" style:column-width="1.692cm"/>
    </style:style>
    <style:style style:name="co37" style:family="table-column">
      <style:table-column-properties fo:break-before="auto" style:column-width="2.261cm"/>
    </style:style>
    <style:style style:name="co38" style:family="table-column">
      <style:table-column-properties fo:break-before="auto" style:column-width="2.087cm"/>
    </style:style>
    <style:style style:name="co39" style:family="table-column">
      <style:table-column-properties fo:break-before="auto" style:column-width="4.022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2.397cm"/>
    </style:style>
    <style:style style:name="co42" style:family="table-column">
      <style:table-column-properties fo:break-before="auto" style:column-width="2.268cm"/>
    </style:style>
    <style:style style:name="co43" style:family="table-column">
      <style:table-column-properties fo:break-before="auto" style:column-width="2.408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924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263cm"/>
    </style:style>
    <style:style style:name="co54" style:family="table-column">
      <style:table-column-properties fo:break-before="auto" style:column-width="2.101cm"/>
    </style:style>
    <style:style style:name="co55" style:family="table-column">
      <style:table-column-properties fo:break-before="auto" style:column-width="0.208cm"/>
    </style:style>
    <style:style style:name="co56" style:family="table-column">
      <style:table-column-properties fo:break-before="auto" style:column-width="1.166cm"/>
    </style:style>
    <style:style style:name="co57" style:family="table-column">
      <style:table-column-properties fo:break-before="auto" style:column-width="2.147cm"/>
    </style:style>
    <style:style style:name="co58" style:family="table-column">
      <style:table-column-properties fo:break-before="auto" style:column-width="1.487cm"/>
    </style:style>
    <style:style style:name="co59" style:family="table-column">
      <style:table-column-properties fo:break-before="auto" style:column-width="2.21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683cm"/>
    </style:style>
    <style:style style:name="co69" style:family="table-column">
      <style:table-column-properties fo:break-before="auto" style:column-width="2.76cm"/>
    </style:style>
    <style:style style:name="co70" style:family="table-column">
      <style:table-column-properties fo:break-before="auto" style:column-width="2.937cm"/>
    </style:style>
    <style:style style:name="co71" style:family="table-column">
      <style:table-column-properties fo:break-before="auto" style:column-width="0.314cm"/>
    </style:style>
    <style:style style:name="co72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90" style:family="table-cell" style:parent-style-name="Default" style:data-style-name="N10158"/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43" style:family="table-cell" style:parent-style-name="Default">
      <style:table-cell-properties style:vertical-align="middle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0.74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72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 style:data-style-name="N17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7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8" style:family="table-cell" style:parent-style-name="Default" style:data-style-name="N172">
      <style:table-cell-properties fo:border-bottom="0.74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72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72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0.74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10151">
      <style:table-cell-properties fo:border-bottom="0.74pt double #000000" style:border-line-width-bottom="0.009cm 0.009cm 0.009cm" fo:background-color="transparent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6" style:family="table-cell" style:parent-style-name="Default" style:data-style-name="N10104">
      <style:table-cell-properties fo:border-bottom="0.74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8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86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8" style:family="table-cell" style:parent-style-name="Default" style:data-style-name="N206">
      <style:table-cell-properties fo:border-bottom="none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3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8" style:family="table-cell" style:parent-style-name="Default" style:data-style-name="N10151">
      <style:table-cell-properties style:vertical-align="middle"/>
      <style:text-properties fo:font-weight="bold" style:font-weight-asian="bold" style:font-weight-complex="bold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54"/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8:.C24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office:value-type="float" office:value="42000" calcext:value-type="float">
            <text:p>42.000,00</text:p>
          </table:table-cell>
          <table:table-cell table:style-name="ce260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0000" calcext:value-type="float">
            <text:p>40.000,00</text:p>
          </table:table-cell>
          <table:table-cell/>
          <table:table-cell table:style-name="ce282" table:formula="of:=[.E14]+[.C18]-[.D18]" office:value-type="float" office:value="40000" calcext:value-type="float">
            <text:p>40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0" calcext:value-type="float">
            <text:p>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42000 TL OLAN KİRA BEDELİN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00 TL Sİ ÖDENMEDİĞİ İÇİN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TARİH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0-11-2022 – 01-11-2023 </text:p>
          </table:table-cell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81" office:value-type="string" calcext:value-type="string">
            <text:p>BEDE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office:value-type="string" calcext:value-type="string">
            <text:p>40000 TL</text:p>
          </table:table-cell>
          <table:table-cell table:number-columns-repeated="2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style-name="ce281" office:value-type="string" calcext:value-type="string">
            <text:p>OLARAK GÜNCELLENDİ</text:p>
          </table:table-cell>
          <table:table-cell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80"/>
        <table:table-column table:style-name="co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9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ELEKTRİK TEMİNAT BEDELİ</text:p>
          </table:table-cell>
          <table:table-cell table:style-name="ce260" office:value-type="float" office:value="1200" calcext:value-type="float">
            <text:p>1.200,00</text:p>
          </table:table-cell>
          <table:table-cell table:style-name="ce260"/>
          <table:table-cell table:style-name="ce283"/>
          <table:table-cell table:number-columns-repeated="2"/>
        </table:table-row>
        <table:table-row table:style-name="ro1" table:number-rows-repeated="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258"/>
        <table:table-column table:style-name="co4" table:default-cell-style-name="ce260"/>
        <table:table-column table:style-name="co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18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70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 table:formula="of:=[.E14]+[.C15]-[.D15]" office:value-type="float" office:value="82000" calcext:value-type="float">
            <text:p>82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 table:formula="of:=[.E15]+[.C16]-[.D16]" office:value-type="float" office:value="2000" calcext:value-type="float">
            <text:p>2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2023 kira İÇİN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104.31" calcext:value-type="float">
            <text:p>1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604.31" calcext:value-type="float">
            <text:p>604,3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72:.D91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258"/>
        <table:table-column table:style-name="co9" table:default-cell-style-name="ce260"/>
        <table:table-column table:style-name="co10" table:default-cell-style-name="ce260"/>
        <table:table-column table:style-name="co11" table:default-cell-style-name="ce260"/>
        <table:table-column table:style-name="co1" table:default-cell-style-name="ce260"/>
        <table:table-column table:style-name="co12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000" calcext:value-type="float">
            <text:p>45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43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000" calcext:value-type="float">
            <text:p>45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table:number-columns-repeated="2"/>
          <table:table-cell table:style-name="ce282" table:formula="of:=[.F17]+[.D18]-[.E18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5000" calcext:value-type="float">
            <text:p>25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83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ce255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82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5]+[.D36]-[.E36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6]+[.D37]-[.E37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style-name="Default" table:number-columns-repeated="4"/>
          <table:table-cell table:style-name="ce282" table:formula="of:=[.F37]+[.D38]-[.E38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75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4:.E63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258"/>
        <table:table-column table:style-name="co13" table:default-cell-style-name="ce260"/>
        <table:table-column table:style-name="co14" table:default-cell-style-name="ce260"/>
        <table:table-column table:style-name="co15" table:default-cell-style-name="ce260"/>
        <table:table-column table:style-name="co6" table:default-cell-style-name="ce260"/>
        <table:table-column table:style-name="co1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17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19])" office:value-type="float" office:value="36000" calcext:value-type="float">
            <text:p>36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35]" office:value-type="float" office:value="10790.84" calcext:value-type="float">
            <text:p>10.790,84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45]" office:value-type="float" office:value="1.33226762955019E-015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36000" calcext:value-type="float">
            <text:p>36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</text:p>
          </table:table-cell>
          <table:table-cell table:style-name="ce258"/>
          <table:table-cell office:value-type="float" office:value="36000" calcext:value-type="float">
            <text:p>36.000,00</text:p>
          </table:table-cell>
          <table:table-cell/>
          <table:table-cell table:style-name="ce282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2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34]+[.D35]-[.E35]" office:value-type="float" office:value="10790.84" calcext:value-type="float">
            <text:p>10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İCRA MASRAFI</text:p>
          </table:table-cell>
          <table:table-cell table:style-name="ce255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82" table:formula="of:=[.F35]+[.D36]-[.E36]" office:value-type="float" office:value="11290.84" calcext:value-type="float">
            <text:p>11.29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5]+[.D37]-[.E37]" office:value-type="float" office:value="18290.84" calcext:value-type="float">
            <text:p>18.290,84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55"/>
          <table:table-cell table:style-name="Default" office:value-type="float" office:value="7500" calcext:value-type="float">
            <text:p>7500</text:p>
          </table:table-cell>
          <table:table-cell table:style-name="Default"/>
          <table:table-cell table:style-name="ce282" table:formula="of:=[.F37]+[.D38]-[.E38]" office:value-type="float" office:value="25790.84" calcext:value-type="float">
            <text:p>25.7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2023-24 KİRA BEDELİ</text:p>
          </table:table-cell>
          <table:table-cell table:style-name="ce255"/>
          <table:table-cell table:style-name="Default" office:value-type="float" office:value="90000" calcext:value-type="float">
            <text:p>90000</text:p>
          </table:table-cell>
          <table:table-cell table:style-name="Default"/>
          <table:table-cell table:style-name="ce282" table:formula="of:=[.F38]+[.D39]-[.E39]" office:value-type="float" office:value="115790.84" calcext:value-type="float">
            <text:p>115.790,84</text:p>
          </table:table-cell>
          <table:table-cell table:number-columns-repeated="54"/>
        </table:table-row>
        <table:table-row table:style-name="ro1" table:number-rows-repeated="5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46:.E66])" office:value-type="float" office:value="1.33226762955019E-015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 office:value-type="float" office:value="-42.97" calcext:value-type="float">
            <text:p>-42,97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73" office:value-type="float" office:value="5.46" calcext:value-type="float">
            <text:p>5,46</text:p>
          </table:table-cell>
          <table:table-cell table:style-name="ce342" table:formula="of:=([.F47]*[.E48]/100)+[.F47]" office:value-type="currency" office:currency="TRY" office:value="4218.4" calcext:value-type="currency">
            <text:p>₺4.218,40</text:p>
          </table:table-cell>
          <table:table-cell table:style-name="ce282" office:value-type="float" office:value="61.14" calcext:value-type="float">
            <text:p>61,14</text:p>
          </table:table-cell>
          <table:table-cell table:style-name="ce342" table:formula="of:=[.F47]+([.F47]*[.G48]/100)" office:value-type="currency" office:currency="TRY" office:value="6445.6" calcext:value-type="currency">
            <text:p>₺6.445,60</text:p>
          </table:table-cell>
          <table:table-cell table:style-name="ce342" table:formula="of:=[.$F$47]+([.$F$47]*[.G48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342" table:formula="of:=([.F48]*[.E49]/100)+[.F48]" office:value-type="currency" office:currency="TRY" office:value="4524.234" calcext:value-type="currency">
            <text:p>₺4.524,23</text:p>
          </table:table-cell>
          <table:table-cell table:style-name="ce282" office:value-type="float" office:value="69.97" calcext:value-type="float">
            <text:p>69,97</text:p>
          </table:table-cell>
          <table:table-cell table:style-name="ce342" table:formula="of:=[.F48]+([.F48]*[.G49]/100)" office:value-type="currency" office:currency="TRY" office:value="7170.01448" calcext:value-type="currency">
            <text:p>₺7.170,01</text:p>
          </table:table-cell>
          <table:table-cell table:style-name="ce342" table:formula="of:=[.$F$47]+([.$F$47]*[.G49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342" table:formula="of:=([.F49]*[.E50]/100)+[.F49]" office:value-type="currency" office:currency="TRY" office:value="4659.0561732" calcext:value-type="currency">
            <text:p>₺4.659,06</text:p>
          </table:table-cell>
          <table:table-cell table:style-name="ce282" office:value-type="float" office:value="73.5" calcext:value-type="float">
            <text:p>73,50</text:p>
          </table:table-cell>
          <table:table-cell table:style-name="ce342" table:formula="of:=[.F49]+([.F49]*[.G50]/100)" office:value-type="currency" office:currency="TRY" office:value="7849.54599" calcext:value-type="currency">
            <text:p>₺7.849,55</text:p>
          </table:table-cell>
          <table:table-cell table:style-name="ce342" table:formula="of:=[.$F$47]+([.$F$47]*[.G50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342" table:formula="of:=([.F50]*[.E51]/100)+[.F50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342" table:formula="of:=[.F50]+([.F50]*[.G51]/100)" office:value-type="currency" office:currency="TRY" office:value="8322.00613656984" calcext:value-type="currency">
            <text:p>₺8.322,01</text:p>
          </table:table-cell>
          <table:table-cell table:style-name="ce342" table:formula="of:=[.$F$47]+([.$F$47]*[.G51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342" table:formula="of:=([.F51]*[.E52]/100)+[.F51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342" table:formula="of:=[.F51]+([.F51]*[.G52]/100)" office:value-type="currency" office:currency="TRY" office:value="8781.86429897703" calcext:value-type="currency">
            <text:p>₺8.781,86</text:p>
          </table:table-cell>
          <table:table-cell table:style-name="ce342" table:formula="of:=[.$F$47]+([.$F$47]*[.G52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342" table:formula="of:=([.F52]*[.E53]/100)+[.F52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342" table:formula="of:=[.F52]+([.F52]*[.G53]/100)" office:value-type="currency" office:currency="TRY" office:value="9020.52842848943" calcext:value-type="currency">
            <text:p>₺9.020,53</text:p>
          </table:table-cell>
          <table:table-cell table:style-name="ce342" table:formula="of:=[.$F$47]+([.$F$47]*[.G53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342" table:formula="of:=([.F53]*[.E54]/100)+[.F53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342" table:formula="of:=[.F53]+([.F53]*[.G54]/100)" office:value-type="currency" office:currency="TRY" office:value="9316.77627730647" calcext:value-type="currency">
            <text:p>₺9.316,78</text:p>
          </table:table-cell>
          <table:table-cell table:style-name="ce342" table:formula="of:=[.$F$47]+([.$F$47]*[.G54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342" table:formula="of:=([.F54]*[.E55]/100)+[.F54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4]+([.F54]*[.G55]/100)" office:value-type="currency" office:currency="TRY" office:value="9711.5753957644" calcext:value-type="currency">
            <text:p>₺9.711,58</text:p>
          </table:table-cell>
          <table:table-cell table:style-name="ce342" table:formula="of:=[.$F$47]+([.$F$47]*[.G55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342" table:formula="of:=([.F55]*[.E56]/100)+[.F55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342" table:formula="of:=[.F55]+([.F55]*[.G56]/100)" office:value-type="currency" office:currency="TRY" office:value="9994.65679873195" calcext:value-type="currency">
            <text:p>₺9.994,66</text:p>
          </table:table-cell>
          <table:table-cell table:style-name="ce342" table:formula="of:=[.$F$47]+([.$F$47]*[.G56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6]*[.E57]/100)+[.F56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6]+([.F56]*[.G57]/100)" office:value-type="currency" office:currency="TRY" office:value="10344.95968152" calcext:value-type="currency">
            <text:p>₺10.344,96</text:p>
          </table:table-cell>
          <table:table-cell table:style-name="ce342" table:formula="of:=[.$F$47]+([.$F$47]*[.G57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7]*[.E58]/100)+[.F57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7]+([.F57]*[.G58]/100)" office:value-type="currency" office:currency="TRY" office:value="10655.3084719656" calcext:value-type="currency">
            <text:p>₺10.655,31</text:p>
          </table:table-cell>
          <table:table-cell table:style-name="ce342" table:formula="of:=[.$F$47]+([.$F$47]*[.G5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8]*[.E59]/100)+[.F58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8]+([.F58]*[.G59]/100)" office:value-type="currency" office:currency="TRY" office:value="10974.9677261245" calcext:value-type="currency">
            <text:p>₺10.974,97</text:p>
          </table:table-cell>
          <table:table-cell table:style-name="ce342" table:formula="of:=[.$F$47]+([.$F$47]*[.G59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1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" table:default-cell-style-name="ce275"/>
        <table:table-column table:style-name="co23" table:default-cell-style-name="ce260"/>
        <table:table-column table:style-name="co1" table:number-columns-repeated="2" table:default-cell-style-name="ce260"/>
        <table:table-column table:style-name="co1" table:default-cell-style-name="ce282"/>
        <table:table-column table:style-name="co1" table:default-cell-style-name="ce260"/>
        <table:table-row table:style-name="ro1">
          <table:table-cell table:style-name="ce258"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4800" calcext:value-type="float">
            <text:p>44.8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4400" calcext:value-type="float">
            <text:p>4.4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7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300" calcext:value-type="float">
            <text:p>40.3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 table:style-name="ce258"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 table:style-name="ce258"/>
          <table:table-cell table:style-name="ce255"/>
          <table:table-cell table:number-columns-repeated="4"/>
        </table:table-row>
        <table:table-row table:style-name="ro1">
          <table:table-cell table:style-name="ce258"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8]+[.C19]-[.D19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4400" calcext:value-type="float">
            <text:p>4.4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4400" calcext:value-type="float">
            <text:p>4.400,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 office:value-type="string" calcext:value-type="string">
            <text:p>Elektrik Teminat Bedeli</text:p>
          </table:table-cell>
          <table:table-cell table:style-name="Default" table:number-columns-repeated="2"/>
          <table:table-cell table:formula="of:=[.F26]+[.C27]-[.D27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/>
          <table:table-cell table:style-name="ce280"/>
          <table:table-cell table:style-name="Default"/>
          <table:table-cell table:formula="of:=[.E27]+[.C28]-[.D28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9 elektrik tmnt</text:p>
          </table:table-cell>
          <table:table-cell table:number-columns-repeated="2" table:style-name="ce280" office:value-type="float" office:value="200" calcext:value-type="float">
            <text:p>200,00</text:p>
          </table:table-cell>
          <table:table-cell table:formula="of:=[.E28]+[.C29]-[.D29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80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29]+[.C30]-[.D30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80" office:value-type="float" office:value="200" calcext:value-type="float">
            <text:p>200,00</text:p>
          </table:table-cell>
          <table:table-cell office:value-type="float" office:value="200" calcext:value-type="float">
            <text:p>200,00</text:p>
          </table:table-cell>
          <table:table-cell table:formula="of:=[.E30]+[.C31]-[.D31]" office:value-type="float" office:value="0" calcext:value-type="float">
            <text:p>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2-12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ce280"/>
          <table:table-cell table:formula="of:=[.E31]+[.C32]-[.D32]" office:value-type="float" office:value="200" calcext:value-type="float">
            <text:p>20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3-01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Default"/>
          <table:table-cell table:formula="of:=[.E32]+[.C33]-[.D33]" office:value-type="float" office:value="400" calcext:value-type="float">
            <text:p>400,00</text:p>
          </table:table-cell>
          <table:table-cell table:style-name="Default"/>
        </table:table-row>
        <table:table-row table:style-name="ro1">
          <table:table-cell/>
          <table:table-cell table:style-name="ce258" office:value-type="string" calcext:value-type="string">
            <text:p>2023-02 elektrik tmnt</text:p>
          </table:table-cell>
          <table:table-cell table:style-name="ce280" office:value-type="float" office:value="200" calcext:value-type="float">
            <text:p>200,00</text:p>
          </table:table-cell>
          <table:table-cell table:style-name="Default"/>
          <table:table-cell table:formula="of:=[.E33]+[.C34]-[.D34]" office:value-type="float" office:value="600" calcext:value-type="float">
            <text:p>600,00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58"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39:.D58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style-name="ce258"/>
          <table:table-cell table:number-columns-repeated="2"/>
          <table:table-cell table:style-name="ce274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number-columns-repeated="4"/>
          <table:table-cell table:style-name="ce260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style-name="ce258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style-name="ce258"/>
          <table:table-cell table:number-columns-repeated="3"/>
          <table:table-cell table:style-name="ce260"/>
          <table:table-cell/>
        </table:table-row>
        <table:table-row table:style-name="ro1">
          <table:table-cell table:style-name="ce258"/>
          <table:table-cell table:number-columns-repeated="3"/>
          <table:table-cell table:style-name="ce260"/>
          <table:table-cell/>
        </table:table-row>
      </table:table>
      <table:table table:name="SnH yazıhane" table:style-name="ta1">
        <table:table-column table:style-name="co24" table:default-cell-style-name="ce258"/>
        <table:table-column table:style-name="co25" table:default-cell-style-name="ce258"/>
        <table:table-column table:style-name="co21" table:default-cell-style-name="ce260"/>
        <table:table-column table:style-name="co7" table:default-cell-style-name="ce260"/>
        <table:table-column table:style-name="co26" table:default-cell-style-name="ce260"/>
        <table:table-column table:style-name="co7" table:default-cell-style-name="ce260"/>
        <table:table-column table:style-name="co8" table:default-cell-style-name="ce260"/>
        <table:table-column table:style-name="co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255"/>
        <table:table-column table:style-name="co28" table:number-columns-repeated="2" table:default-cell-style-name="ce259"/>
        <table:table-column table:style-name="co29" table:default-cell-style-name="ce262"/>
        <table:table-column table:style-name="co30" table:default-cell-style-name="ce262"/>
        <table:table-column table:style-name="co31" table:default-cell-style-name="ce262"/>
        <table:table-column table:style-name="co32" table:default-cell-style-name="ce262"/>
        <table:table-column table:style-name="co33" table:default-cell-style-name="ce265"/>
        <table:table-column table:style-name="co34" table:default-cell-style-name="ce260"/>
        <table:table-column table:style-name="co28" table:default-cell-style-name="ce260"/>
        <table:table-column table:style-name="co35" table:default-cell-style-name="ce260"/>
        <table:table-column table:style-name="co36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40000" calcext:value-type="float">
            <text:p>40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5000" calcext:value-type="float">
            <text:p>45.000</text:p>
          </table:table-cell>
          <table:table-cell table:formula="of:=[$'SnyE502-22'.D6]" office:value-type="float" office:value="45000" calcext:value-type="float">
            <text:p>45.00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000" calcext:value-type="float">
            <text:p>45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000" calcext:value-type="float">
            <text:p>36.000</text:p>
          </table:table-cell>
          <table:table-cell table:formula="of:=[$'SnyF601-22'.D6]" office:value-type="float" office:value="36000" calcext:value-type="float">
            <text:p>36.000</text:p>
          </table:table-cell>
          <table:table-cell table:formula="of:=[.D10]-[.E10]" office:value-type="float" office:value="0" calcext:value-type="float">
            <text:p>0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00" calcext:value-type="float">
            <text:p>3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4800" calcext:value-type="float">
            <text:p>44.800</text:p>
          </table:table-cell>
          <table:table-cell table:formula="of:=[.D11]-[.E11]" office:value-type="float" office:value="4400" calcext:value-type="float">
            <text:p>4.4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40300" calcext:value-type="float">
            <text:p>40.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63043.605063" calcext:value-type="float">
            <text:p>363.044</text:p>
          </table:table-cell>
          <table:table-cell table:style-name="ce264" table:formula="of:=SUM([.E4:.E14])" office:value-type="float" office:value="358643.605063" calcext:value-type="float">
            <text:p>358.644</text:p>
          </table:table-cell>
          <table:table-cell table:style-name="ce266" table:formula="of:=SUM([.F4:.F14])" office:value-type="float" office:value="4400" calcext:value-type="float">
            <text:p>4.400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3599.935063" calcext:value-type="float">
            <text:p>343.600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3599.935063" calcext:value-type="float">
            <text:p>343.600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02-11-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2"/>
        <table:table-column table:style-name="co42" table:default-cell-style-name="ce342"/>
        <table:table-column table:style-name="co43" table:default-cell-style-name="Default"/>
        <table:table-column table:style-name="co44" table:default-cell-style-name="Default"/>
        <table:table-column table:style-name="co34" table:default-cell-style-name="ce280"/>
        <table:table-column table:style-name="co45" table:default-cell-style-name="Default"/>
        <table:table-column table:style-name="co46" table:default-cell-style-name="ce280"/>
        <table:table-column table:style-name="co1" table:default-cell-style-name="Default"/>
        <table:table-row table:style-name="ro1">
          <table:table-cell table:number-columns-repeated="4"/>
          <table:table-cell table:style-name="ce376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118" table:formula="of:=[.F4]/[.H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118" table:formula="of:=[.F5]/[.H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119" table:formula="of:=SUM([.I4:.I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119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9]-[.F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118" table:formula="of:=[.F9]/[.H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9]+[.E10]-[.F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118" table:formula="of:=[.F10]/[.H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G10]+[.E11]-[.F11]" office:value-type="float" office:value="30645" calcext:value-type="float">
            <text:p>30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G11]+[.E12]-[.F12]" office:value-type="float" office:value="34645" calcext:value-type="float">
            <text:p>34.6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2]+[.E13]-[.F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118" table:formula="of:=[.F13]/[.H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3]+[.E14]-[.F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118" table:formula="of:=[.F14]/[.H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9:.E14])" office:value-type="currency" office:currency="TRY" office:value="34645" calcext:value-type="currency">
            <text:p>₺34.645,00</text:p>
          </table:table-cell>
          <table:table-cell table:style-name="ce370" table:formula="of:=SUM([.F9:.F14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119" table:formula="of:=SUM([.I9:.I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G14]+[.E17]-[.F17]" office:value-type="float" office:value="12145" calcext:value-type="float">
            <text:p>12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G17]+[.E18]-[.F18]" office:value-type="float" office:value="18345" calcext:value-type="float">
            <text:p>18.345,00</text:p>
          </table:table-cell>
          <table:table-cell/>
          <table:table-cell table:style-name="ce118"/>
          <table:table-cell table:number-columns-repeated="3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8]+[.E19]-[.F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118" table:formula="of:=[.F19]/[.H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19]+[.E20]-[.F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118" table:formula="of:=[.F20]/[.H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20]+[.E21]-[.F21]" office:value-type="float" office:value="37145" calcext:value-type="float">
            <text:p>37.1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1]+[.E22]-[.F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118" table:formula="of:=[.F22]/[.H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2]+[.E23]-[.F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F23]/[.H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G23]+[.E24]-[.F24]" office:value-type="float" office:value="26945" calcext:value-type="float">
            <text:p>26.945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4]+[.E25]-[.F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118" table:formula="of:=[.F25]/[.H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G25]+[.E26]-[.F26]" office:value-type="float" office:value="22159" calcext:value-type="float">
            <text:p>22.15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G26]+[.E27]-[.F27]" office:value-type="float" office:value="23769" calcext:value-type="float">
            <text:p>23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G27]+[.E28]-[.F28]" office:value-type="float" office:value="58769" calcext:value-type="float">
            <text:p>58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8]+[.E29]-[.F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118" table:formula="of:=[.F29]/[.H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9]+[.E30]-[.F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118" table:formula="of:=[.F30]/[.H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118" table:formula="of:=[.F31]/[.H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1]+[.E32]-[.F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118" table:formula="of:=[.F32]/[.H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8:.E32])" office:value-type="currency" office:currency="TRY" office:value="83624" calcext:value-type="currency">
            <text:p>₺83.624,00</text:p>
          </table:table-cell>
          <table:table-cell table:style-name="ce370" table:formula="of:=SUM([.F18:.F32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119" table:formula="of:=SUM([.I17:.I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ce327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2]+[.E36]-[.F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36]/[.H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6]+[.E37]-[.F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37]/[.H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G37]+[.E38]-[.F38]" office:value-type="float" office:value="26069" calcext:value-type="float">
            <text:p>26.0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39]/[.H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G39]+[.E40]-[.F40]" office:value-type="float" office:value="43269" calcext:value-type="float">
            <text:p>43.2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1]/[.H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1]+[.E42]-[.F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2]/[.H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2]+[.E43]-[.F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3]/[.H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G43]+[.E44]-[.F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4]/[.H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G44]+[.E45]-[.F45]" office:value-type="float" office:value="40569" calcext:value-type="float">
            <text:p>40.5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6]/[.H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G46]+[.E47]-[.F47]" office:value-type="float" office:value="54929" calcext:value-type="float">
            <text:p>54.92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48]/[.H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48]+[.E49]-[.F49]" office:value-type="float" office:value="41769" calcext:value-type="float">
            <text:p>41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118" table:formula="of:=[.F50]/[.H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number-columns-repeated="2"/>
          <table:table-cell table:style-name="ce323" table:number-columns-repeated="2"/>
          <table:table-cell table:style-name="ce280"/>
          <table:table-cell/>
          <table:table-cell table:style-name="ce118"/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6:.E50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119" table:formula="of:=SUM([.I36:.I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F36:.F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 table:number-columns-repeated="4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2"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G50]+[.E56]-[.F56]" office:value-type="float" office:value="47769" calcext:value-type="float">
            <text:p>47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56]+[.E57]-[.F57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57]/[.H57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57]+[.E58]-[.F58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58]/[.H58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58]+[.E59]-[.F59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59]/[.H59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59]+[.E60]-[.F60]" office:value-type="float" office:value="56769" calcext:value-type="float">
            <text:p>56.769,00</text:p>
          </table:table-cell>
          <table:table-cell/>
          <table:table-cell table:style-name="ce327"/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60]+[.E61]-[.F61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1]/[.H61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61]+[.E62]-[.F62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2]/[.H62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62]+[.E63]-[.F63]" office:value-type="float" office:value="59769" calcext:value-type="float">
            <text:p>59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63]+[.E64]-[.F64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4]/[.H64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64]+[.E65]-[.F6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5]/[.H65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65]+[.E66]-[.F66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6]/[.H66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G66]+[.E67]-[.F67]" office:value-type="float" office:value="57769" calcext:value-type="float">
            <text:p>57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G67]+[.E68]-[.F68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8]/[.H68]" office:value-type="currency" office:currency="USD" office:value="2162.16216216216" calcext:value-type="currency">
            <text:p>$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68]+[.E69]-[.F69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69]/[.H69]" office:value-type="currency" office:currency="USD" office:value="54.0540540540541" calcext:value-type="currency">
            <text:p>$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G69]+[.E70]-[.F70]" office:value-type="float" office:value="98769" calcext:value-type="float">
            <text:p>98.769,00</text:p>
          </table:table-cell>
          <table:table-cell/>
          <table:table-cell table:style-name="ce327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G70]+[.E71]-[.F71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71]/[.H71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71]+[.E72]-[.F72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72]/[.H72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G72]+[.E73]-[.F73]" office:value-type="float" office:value="100769" calcext:value-type="float">
            <text:p>100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G73]+[.E74]-[.F74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74]/[.H74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75]+[.E76]-[.F76]" office:value-type="float" office:value="15769" calcext:value-type="float">
            <text:p>15.769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80" table:formula="of:=[.G76]+[.E77]-[.F77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77]/[.H77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359"/>
          <table:table-cell table:style-name="ce280" table:formula="of:=[.G77]+[.E78]-[.F78]" office:value-type="float" office:value="7892.36" calcext:value-type="float">
            <text:p>7.892,36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59"/>
          <table:table-cell table:style-name="ce359" office:value-type="currency" office:currency="TRY" office:value="3892.36" calcext:value-type="currency">
            <text:p>₺3.892,36</text:p>
          </table:table-cell>
          <table:table-cell table:style-name="ce280" table:formula="of:=[.G78]+[.E79]-[.F79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79]/[.H79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359"/>
          <table:table-cell table:style-name="ce280" table:formula="of:=[.G79]+[.E80]-[.F80]" office:value-type="float" office:value="15181.35" calcext:value-type="float">
            <text:p>15.181,35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359"/>
          <table:table-cell table:style-name="ce359" office:value-type="currency" office:currency="TRY" office:value="11181.35" calcext:value-type="currency">
            <text:p>₺11.181,35</text:p>
          </table:table-cell>
          <table:table-cell table:style-name="ce280" table:formula="of:=[.G80]+[.E81]-[.F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118" table:formula="of:=[.F81]/[.H81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1]+[.E82]-[.F82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2]+[.E83]-[.F83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3]+[.E84]-[.F84]" office:value-type="float" office:value="4000" calcext:value-type="float">
            <text:p>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E56:.E85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119" table:formula="of:=SUM([.I56:.I85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F56:.F85])" office:value-type="currency" office:currency="TRY" office:value="357842.71" calcext:value-type="currency">
            <text:p>₺357.842,71</text:p>
          </table:table-cell>
          <table:table-cell table:number-columns-repeated="2"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G84]" office:value-type="currency" office:currency="TRY" office:value="4000" calcext:value-type="currency">
            <text:p>₺4.000,00</text:p>
          </table:table-cell>
          <table:table-cell/>
          <table:table-cell table:style-name="ce327"/>
          <table:table-cell/>
          <table:table-cell table:style-name="Default"/>
          <table:table-cell/>
        </table:table-row>
        <table:table-row table:style-name="ro1">
          <table:table-cell table:number-columns-repeated="8"/>
          <table:table-cell table:style-name="ce327"/>
          <table:table-cell table:number-columns-repeated="3"/>
        </table:table-row>
        <table:table-row table:style-name="ro1">
          <table:table-cell table:number-columns-repeated="2"/>
          <table:table-cell table:style-name="ce360" office:value-type="string" calcext:value-type="string">
            <text:p>2018-2022 GENEL TOPLAM</text:p>
          </table:table-cell>
          <table:table-cell/>
          <table:table-cell table:style-name="ce368" table:formula="of:=[.E86]+[.E52]+[.E33]+[.E15]+[.E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119" table:formula="of:=[.I86]+[.I52]+[.I33]+[.I15]+[.I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8"/>
          <table:table-cell table:style-name="ce327"/>
          <table:table-cell table:number-columns-repeated="3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2-12-GDR" table:style-name="ta1"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" table:default-cell-style-name="Default"/>
        <table:table-column table:style-name="co1" table:default-cell-style-name="ce280"/>
        <table:table-column table:style-name="co49" table:default-cell-style-name="ce280"/>
        <table:table-column table:style-name="co50" table:default-cell-style-name="ce280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4]/[.F4]" office:value-type="float" office:value="-7.72146118721461" calcext:value-type="float">
            <text:p>-7,72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5]/[.F5]" office:value-type="float" office:value="-1.51141552511416" calcext:value-type="float">
            <text:p>-1,51</text:p>
          </table:table-cell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/>
          <table:table-cell table:style-name="ce260" table:number-columns-repeated="2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7]/[.F7]" office:value-type="float" office:value="-53.4823284823285" calcext:value-type="float">
            <text:p>-53,4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8]/[.F8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9]/[.F9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0]/[.F10]" office:value-type="float" office:value="-52.1413721413721" calcext:value-type="float">
            <text:p>-52,14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1]/[.F11]" office:value-type="float" office:value="-41.0831600831601" calcext:value-type="float">
            <text:p>-41,0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2]/[.F12]" office:value-type="float" office:value="-55.0935550935551" calcext:value-type="float">
            <text:p>-55,09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 table:style-name="ce260" office:value-type="float" office:value="-95.3" calcext:value-type="float">
            <text:p>-95,30</text:p>
          </table:table-cell>
          <table:table-cell table:style-name="ce260"/>
          <table:table-cell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5]/[.F15]" office:value-type="float" office:value="-187.110187110187" calcext:value-type="float">
            <text:p>-187,11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karo tadilat (memer alçıpan)</text:p>
          </table:table-cell>
          <table:table-cell table:style-name="ce260"/>
          <table:table-cell table:style-name="ce260" office:value-type="float" office:value="-20000" calcext:value-type="float">
            <text:p>-20.0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6]/[.F16]" office:value-type="float" office:value="-4158.00415800416" calcext:value-type="float">
            <text:p>-4.158,00</text:p>
          </table:table-cell>
        </table:table-row>
        <table:table-row table:style-name="ro1">
          <table:table-cell/>
          <table:table-cell table:style-name="ce258" table:number-columns-repeated="2"/>
          <table:table-cell office:value-type="string" calcext:value-type="string">
            <text:p>Toplam</text:p>
          </table:table-cell>
          <table:table-cell table:style-name="ce129" table:formula="of:=SUM([.E4:.E16])" office:value-type="float" office:value="-22399.42" calcext:value-type="float">
            <text:p>-22.399,42</text:p>
          </table:table-cell>
          <table:table-cell table:style-name="ce260"/>
          <table:table-cell table:style-name="ce279" table:formula="of:=SUM([.G4:.G16])" office:value-type="float" office:value="-4615.26614074559" calcext:value-type="float">
            <text:p>-4.615,27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17]" office:value-type="float" office:value="-22399.42" calcext:value-type="float">
            <text:p>-22.399,42</text:p>
          </table:table-cell>
          <table:table-cell table:style-name="ce285"/>
          <table:table-cell table:style-name="ce285" table:formula="of:=[.G17]" office:value-type="float" office:value="-4615.26614074559" calcext:value-type="float">
            <text:p>-4.615,27</text:p>
          </table:table-cell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1]/[.F21]" office:value-type="float" office:value="-31.6049382716049" calcext:value-type="float">
            <text:p>-3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2]/[.F22]" office:value-type="float" office:value="-9.85890652557319" calcext:value-type="float">
            <text:p>-9,8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3]/[.F23]" office:value-type="float" office:value="-25.0670194003527" calcext:value-type="float">
            <text:p>-25,07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4]/[.F24]" office:value-type="float" office:value="-75.7566137566138" calcext:value-type="float">
            <text:p>-75,7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5]/[.F25]" office:value-type="float" office:value="-11.6049382716049" calcext:value-type="float">
            <text:p>-1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6]/[.F26]" office:value-type="float" office:value="-14.6278659611993" calcext:value-type="float">
            <text:p>-14,63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7]/[.F27]" office:value-type="float" office:value="-13.8959435626102" calcext:value-type="float">
            <text:p>-13,9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8]/[.F28]" office:value-type="float" office:value="-6.94003527336861" calcext:value-type="float">
            <text:p>-6,94</text:p>
          </table:table-cell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E29]/[.F2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0]/[.F30]" office:value-type="float" office:value="-105.599647266314" calcext:value-type="float">
            <text:p>-105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1]/[.F31]" office:value-type="float" office:value="-17.6402116402116" calcext:value-type="float">
            <text:p>-17,64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2]/[.F32]" office:value-type="float" office:value="-40.9876543209877" calcext:value-type="float">
            <text:p>-40,99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3]/[.F33]" office:value-type="float" office:value="-194.003527336861" calcext:value-type="float">
            <text:p>-194,00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81" office:value-type="string" calcext:value-type="string">
            <text:p>Toplam</text:p>
          </table:table-cell>
          <table:table-cell table:style-name="ce129" table:formula="of:=SUM([.E20:.E33])" office:value-type="float" office:value="-3104.82" calcext:value-type="float">
            <text:p>-3.104,82</text:p>
          </table:table-cell>
          <table:table-cell table:style-name="ce279"/>
          <table:table-cell table:style-name="ce279" table:formula="of:=SUM([.G20:.G33])" office:value-type="float" office:value="-547.587301587302" calcext:value-type="float">
            <text:p>-547,59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34]+[.E17]" office:value-type="float" office:value="-25504.24" calcext:value-type="float">
            <text:p>-25.504,24</text:p>
          </table:table-cell>
          <table:table-cell table:style-name="ce285"/>
          <table:table-cell table:style-name="ce285" table:formula="of:=[.G34]+[.G17]" office:value-type="float" office:value="-5162.8534423329" calcext:value-type="float">
            <text:p>-5.162,85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60" table:number-columns-repeated="3"/>
          <table:table-cell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table:style-name="ce279"/>
          <table:table-cell table:style-name="ce260"/>
          <table:table-cell table:style-name="ce279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39]/[.F39]" office:value-type="float" office:value="-92.132667617689" calcext:value-type="float">
            <text:p>-92,1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0]/[.F40]" office:value-type="float" office:value="-149.786019971469" calcext:value-type="float">
            <text:p>-149,7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1]/[.F41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2]/[.F42]" office:value-type="float" office:value="-28.5306704707561" calcext:value-type="float">
            <text:p>-28,5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3]/[.F43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4]/[.F44]" office:value-type="float" office:value="-92.4393723252497" calcext:value-type="float">
            <text:p>-92,4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5]/[.F45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6]/[.F46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7]/[.F47]" office:value-type="float" office:value="-9.70042796005706" calcext:value-type="float">
            <text:p>-9,7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8]/[.F4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9]/[.F4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50]/[.F5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1]/[.F51]" office:value-type="float" office:value="-6.29101283880171" calcext:value-type="float">
            <text:p>-6,2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2]/[.F52]" office:value-type="float" office:value="-1.41226818830243" calcext:value-type="float">
            <text:p>-1,41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3]/[.F53]" office:value-type="float" office:value="-0.778887303851641" calcext:value-type="float">
            <text:p>-0,7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4]/[.F54]" office:value-type="float" office:value="-1.9472182596291" calcext:value-type="float">
            <text:p>-1,9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5]/[.F55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6]/[.F5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7]/[.F57]" office:value-type="float" office:value="-1.85449358059914" calcext:value-type="float">
            <text:p>-1,8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8]/[.F58]" office:value-type="float" office:value="-24.2510699001427" calcext:value-type="float">
            <text:p>-24,2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9]/[.F59]" office:value-type="float" office:value="-32.2553495007133" calcext:value-type="float">
            <text:p>-32,26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0]/[.F60]" office:value-type="float" office:value="-14.265335235378" calcext:value-type="float">
            <text:p>-14,27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1]/[.F61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2]/[.F62]" office:value-type="float" office:value="-46.077032810271" calcext:value-type="float">
            <text:p>-46,0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/>
          <table:table-cell table:style-name="ce279" table:formula="of:=SUM([.E39:.E62])" office:value-type="float" office:value="-5097.07" calcext:value-type="float">
            <text:p>-5.097,07</text:p>
          </table:table-cell>
          <table:table-cell table:style-name="ce260"/>
          <table:table-cell table:style-name="ce367" table:formula="of:=SUM([.G39:.G62])" office:value-type="float" office:value="-727.114122681883" calcext:value-type="float">
            <text:p>-727,11</text:p>
          </table:table-cell>
        </table:table-row>
        <table:table-row table:style-name="ro1" table:number-rows-repeated="2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6]/[.F66]" office:value-type="float" office:value="-213.98002853067" calcext:value-type="float">
            <text:p>-213,98</text:p>
          </table:table-cell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7]/[.F67]" office:value-type="float" office:value="-71.3266761768902" calcext:value-type="float">
            <text:p>-71,33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66:.E67])" office:value-type="float" office:value="-2000" calcext:value-type="float">
            <text:p>-2.000,00</text:p>
          </table:table-cell>
          <table:table-cell table:style-name="ce260"/>
          <table:table-cell table:style-name="ce279" table:formula="of:=SUM([.G66:.G67])" office:value-type="float" office:value="-285.306704707561" calcext:value-type="float">
            <text:p>-285,3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0]/[.F70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1]/[.F71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2]/[.F72]" office:value-type="float" office:value="-285.306704707561" calcext:value-type="float">
            <text:p>-285,31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3]/[.F73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4]/[.F7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5]/[.F75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6]/[.F76]" office:value-type="float" office:value="-106.990014265335" calcext:value-type="float">
            <text:p>-106,99</text:p>
          </table:table-cell>
        </table:table-row>
        <table:table-row table:style-name="ro1">
          <table:table-cell table:number-columns-repeated="4"/>
          <table:table-cell table:style-name="ce367" table:formula="of:=SUM([.E70:.E76])" office:value-type="float" office:value="-5500" calcext:value-type="float">
            <text:p>-5.500,00</text:p>
          </table:table-cell>
          <table:table-cell table:style-name="ce260"/>
          <table:table-cell table:style-name="ce367" table:formula="of:=SUM([.G70:.G76])" office:value-type="float" office:value="-784.593437945792" calcext:value-type="float">
            <text:p>-784,5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9]/[.F79]" office:value-type="float" office:value="-35.6633380884451" calcext:value-type="float">
            <text:p>-35,66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0]/[.F80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1]/[.F81]" office:value-type="float" office:value="-185.449358059914" calcext:value-type="float">
            <text:p>-185,4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2]/[.F82]" office:value-type="float" office:value="-142.65335235378" calcext:value-type="float">
            <text:p>-142,6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3]/[.F83]" office:value-type="float" office:value="-584.878744650499" calcext:value-type="float">
            <text:p>-584,8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4]/[.F84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5]/[.F85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6]/[.F86]" office:value-type="float" office:value="-256.776034236805" calcext:value-type="float">
            <text:p>-256,7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7]/[.F87]" office:value-type="float" office:value="-873.038516405136" calcext:value-type="float">
            <text:p>-873,04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8]/[.F88]" office:value-type="float" office:value="-713.266761768902" calcext:value-type="float">
            <text:p>-713,27</text:p>
          </table:table-cell>
        </table:table-row>
        <table:table-row table:style-name="ro1">
          <table:table-cell table:number-columns-repeated="4"/>
          <table:table-cell table:style-name="ce367" table:formula="of:=SUM([.E79:.E88])" office:value-type="float" office:value="-21220" calcext:value-type="float">
            <text:p>-21.220,00</text:p>
          </table:table-cell>
          <table:table-cell table:style-name="ce260"/>
          <table:table-cell table:style-name="ce367" table:formula="of:=SUM([.G79:.G88])" office:value-type="float" office:value="-3027.10413694722" calcext:value-type="float">
            <text:p>-3.027,1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1]/[.F91]" office:value-type="float" office:value="-4992.86733238231" calcext:value-type="float">
            <text:p>-4.992,87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2]/[.F92]" office:value-type="float" office:value="-554.208273894437" calcext:value-type="float">
            <text:p>-554,21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3]/[.F93]" office:value-type="float" office:value="-598.320114122682" calcext:value-type="float">
            <text:p>-598,32</text:p>
          </table:table-cell>
        </table:table-row>
        <table:table-row table:style-name="ro1">
          <table:table-cell table:number-columns-repeated="4"/>
          <table:table-cell table:style-name="ce367" table:formula="of:=SUM([.E91:.E93])" office:value-type="float" office:value="-43079.224" calcext:value-type="float">
            <text:p>-43.079,22</text:p>
          </table:table-cell>
          <table:table-cell/>
          <table:table-cell table:style-name="ce367" table:formula="of:=SUM([.G91:.G93])" office:value-type="float" office:value="-6145.39572039943" calcext:value-type="float">
            <text:p>-6.145,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0 TOPLAM</text:p>
          </table:table-cell>
          <table:table-cell table:style-name="ce367" table:formula="of:=[.E94]+[.E89]+[.E77]+[.E68]+[.E63]" office:value-type="float" office:value="-76896.294" calcext:value-type="float">
            <text:p>-76.896,29</text:p>
          </table:table-cell>
          <table:table-cell/>
          <table:table-cell table:style-name="ce367" table:formula="of:=[.G94]+[.G89]+[.G77]+[.G68]" office:value-type="float" office:value="-10242.4" calcext:value-type="float">
            <text:p>-10.242,40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95]+[.E35]" office:value-type="float" office:value="-102400.534" calcext:value-type="float">
            <text:p>-102.400,53</text:p>
          </table:table-cell>
          <table:table-cell table:style-name="ce285"/>
          <table:table-cell table:style-name="ce285" table:formula="of:=[.G95]+[.G35]" office:value-type="float" office:value="-15405.2534423329" calcext:value-type="float">
            <text:p>-15.405,25</text:p>
          </table:table-cell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3"/>
          <table:table-cell table:style-name="ce26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/>
          <table:table-cell table:style-name="ce260" office:value-type="float" office:value="-69" calcext:value-type="float">
            <text:p>-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 table:style-name="ce260" office:value-type="float" office:value="-5" calcext:value-type="float">
            <text:p>-5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 table:style-name="ce260" office:value-type="float" office:value="-8" calcext:value-type="float">
            <text:p>-8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 table:style-name="ce260" office:value-type="float" office:value="-20" calcext:value-type="float">
            <text:p>-20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 table:style-name="ce260" office:value-type="float" office:value="-26" calcext:value-type="float">
            <text:p>-26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100:.E117])" office:value-type="float" office:value="-4179.31" calcext:value-type="float">
            <text:p>-4.179,31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18]/[.F118]" office:value-type="float" office:value="-491.683529411765" calcext:value-type="float">
            <text:p>-491,68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8"/>
          <table:table-cell table:style-name="ce363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 table:style-name="ce260" office:value-type="float" office:value="-3600" calcext:value-type="float">
            <text:p>-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 table:style-name="ce279" table:formula="of:=SUM([.E121:.E131])" office:value-type="float" office:value="-15585" calcext:value-type="float">
            <text:p>-15.58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32]/[.F132]" office:value-type="float" office:value="-1833.52941176471" calcext:value-type="float">
            <text:p>-1.833,53</text:p>
          </table:table-cell>
        </table:table-row>
        <table:table-row table:style-name="ro1">
          <table:table-cell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 table:style-name="ce260" office:value-type="float" office:value="-4320" calcext:value-type="float">
            <text:p>-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67" table:formula="of:=SUM([.E135:.E144])" office:value-type="float" office:value="-12305" calcext:value-type="float">
            <text:p>-12.30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45]/[.F145]" office:value-type="float" office:value="-1447.64705882353" calcext:value-type="float">
            <text:p>-1.447,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60" office:value-type="string" calcext:value-type="string">
            <text:p>2021 TOPLAM</text:p>
          </table:table-cell>
          <table:table-cell table:style-name="ce281" table:formula="of:=[.E145]+[.E132]+[.E118]" office:value-type="float" office:value="-32069.31" calcext:value-type="float">
            <text:p>-32069,31</text:p>
          </table:table-cell>
          <table:table-cell/>
          <table:table-cell table:style-name="ce281" table:formula="of:=[.G145]+[.G132]+[.G118]" office:value-type="float" office:value="-3772.86" calcext:value-type="float">
            <text:p>-3772,8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47]+[.E96]" office:value-type="float" office:value="-134469.844" calcext:value-type="float">
            <text:p>-134.469,84</text:p>
          </table:table-cell>
          <table:table-cell table:style-name="ce285"/>
          <table:table-cell table:style-name="ce285" table:formula="of:=[.G147]+[.G96]" office:value-type="float" office:value="-19178.1134423329" calcext:value-type="float">
            <text:p>-19.178,11</text:p>
          </table:table-cell>
        </table:table-row>
        <table:table-row table:style-name="ro1">
          <table:table-cell table:number-columns-repeated="4"/>
          <table:table-cell table:style-name="ce260" table:number-columns-repeated="2"/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1" calcext:value-type="date">
            <text:p>31.12.2022</text:p>
          </table:table-cell>
          <table:table-cell table:style-name="ce258" office:value-type="string" calcext:value-type="string">
            <text:p>Genel Masraf</text:p>
          </table:table-cell>
          <table:table-cell/>
          <table:table-cell table:formula="of:=[$'SnH yazıhane'.F2]" office:value-type="float" office:value="-2543.67" calcext:value-type="float">
            <text:p>-2.54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float" office:value="-4500" calcext:value-type="float">
            <text:p>-4.500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tavan-duvaralçıpan</text:p>
          </table:table-cell>
          <table:table-cell/>
          <table:table-cell office:value-type="float" office:value="-8000" calcext:value-type="float">
            <text:p>-8.000,00</text:p>
          </table:table-cell>
          <table:table-cell table:style-name="ce260"/>
          <table:table-cell table:style-name="Default"/>
        </table:table-row>
        <table:table-row table:style-name="ro1">
          <table:table-cell/>
          <table:table-cell table:style-name="ce275"/>
          <table:table-cell table:style-name="ce25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67" table:formula="of:=SUM([.E151:.E155])" office:value-type="float" office:value="-15043.67" calcext:value-type="float">
            <text:p>-15.043,67</text:p>
          </table:table-cell>
          <table:table-cell office:value-type="float" office:value="18" calcext:value-type="float">
            <text:p>18,00</text:p>
          </table:table-cell>
          <table:table-cell table:style-name="ce367" table:formula="of:=[.E156]/[.F156]" office:value-type="float" office:value="-835.759444444444" calcext:value-type="float">
            <text:p>-835,7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56]+[.E148]" office:value-type="float" office:value="-149513.514" calcext:value-type="float">
            <text:p>-149.513,51</text:p>
          </table:table-cell>
          <table:table-cell table:style-name="ce285"/>
          <table:table-cell table:style-name="ce285" table:formula="of:=[.G156]+[.G148]" office:value-type="float" office:value="-20013.8728867773" calcext:value-type="float">
            <text:p>-20.013,87</text:p>
          </table:table-cell>
        </table:table-row>
        <table:table-row table:style-name="ro1" table:number-rows-repeated="1048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2-13-BKY" table:style-name="ta1">
        <table:table-column table:style-name="co51" table:default-cell-style-name="ce133"/>
        <table:table-column table:style-name="co52" table:default-cell-style-name="ce159"/>
        <table:table-column table:style-name="co40" table:default-cell-style-name="ce159"/>
        <table:table-column table:style-name="co53" table:default-cell-style-name="ce226"/>
        <table:table-column table:style-name="co54" table:default-cell-style-name="ce133"/>
        <table:table-column table:style-name="co55" table:default-cell-style-name="ce133"/>
        <table:table-column table:style-name="co56" table:default-cell-style-name="ce399"/>
        <table:table-column table:style-name="co57" table:default-cell-style-name="ce133"/>
        <table:table-column table:style-name="co58" table:default-cell-style-name="ce133"/>
        <table:table-column table:style-name="co59" table:default-cell-style-name="ce133"/>
        <table:table-column table:style-name="co59" table:default-cell-style-name="ce434"/>
        <table:table-column table:style-name="co55" table:default-cell-style-name="ce133"/>
        <table:table-column table:style-name="co60" table:default-cell-style-name="ce399"/>
        <table:table-column table:style-name="co61" table:default-cell-style-name="ce133"/>
        <table:table-column table:style-name="co62" table:default-cell-style-name="ce404"/>
        <table:table-column table:style-name="co63" table:default-cell-style-name="ce133"/>
        <table:table-column table:style-name="co59" table:default-cell-style-name="ce459"/>
        <table:table-column table:style-name="co55" table:default-cell-style-name="ce133"/>
        <table:table-column table:style-name="co64" table:default-cell-style-name="ce133"/>
        <table:table-column table:style-name="co65" table:default-cell-style-name="ce133"/>
        <table:table-column table:style-name="co59" table:default-cell-style-name="ce133"/>
        <table:table-column table:style-name="co66" table:default-cell-style-name="ce133"/>
        <table:table-column table:style-name="co1" table:number-columns-repeated="1002" table:default-cell-style-name="ce133"/>
        <table:table-row table:style-name="ro4">
          <table:table-cell table:number-columns-repeated="5"/>
          <table:table-cell table:style-name="ce297"/>
          <table:table-cell table:style-name="ce385"/>
          <table:table-cell table:number-columns-repeated="2"/>
          <table:table-cell table:style-name="ce407"/>
          <table:table-cell table:style-name="ce421"/>
          <table:table-cell table:style-name="ce407"/>
          <table:table-cell table:style-name="ce442"/>
          <table:table-cell table:style-name="ce445"/>
          <table:table-cell table:style-name="ce447"/>
          <table:table-cell table:style-name="ce407"/>
          <table:table-cell table:style-name="ce455"/>
          <table:table-cell/>
          <table:table-cell table:style-name="ce297"/>
          <table:table-cell table:number-columns-repeated="1005"/>
        </table:table-row>
        <table:table-row table:style-name="ro5">
          <table:table-cell/>
          <table:table-cell table:style-name="ce160" office:value-type="string" calcext:value-type="string">
            <text:p>1203m2 arsa</text:p>
          </table:table-cell>
          <table:table-cell table:number-columns-repeated="2"/>
          <table:table-cell table:style-name="ce139"/>
          <table:table-cell/>
          <table:table-cell table:style-name="ce386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22"/>
          <table:table-cell/>
          <table:table-cell table:style-name="ce386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56"/>
          <table:table-cell table:number-columns-repeated="1007"/>
        </table:table-row>
        <table:table-row table:style-name="ro5">
          <table:table-cell/>
          <table:table-cell table:style-name="ce161" office:value-type="string" calcext:value-type="string">
            <text:p>S A N A Y İ</text:p>
          </table:table-cell>
          <table:table-cell table:number-columns-repeated="2"/>
          <table:table-cell table:style-name="ce161" office:value-type="string" calcext:value-type="string">
            <text:p>GELİR</text:p>
          </table:table-cell>
          <table:table-cell/>
          <table:table-cell table:style-name="ce386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61" office:value-type="string" calcext:value-type="string" table:number-columns-spanned="2" table:number-rows-spanned="1">
            <text:p>BAKİYE</text:p>
          </table:table-cell>
          <table:covered-table-cell table:style-name="ce403"/>
          <table:table-cell/>
          <table:table-cell table:style-name="ce386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61" office:value-type="string" calcext:value-type="string" table:number-columns-spanned="2" table:number-rows-spanned="1">
            <text:p>BAKİYE</text:p>
          </table:table-cell>
          <table:covered-table-cell table:style-name="ce456"/>
          <table:table-cell/>
          <table:table-cell table:style-name="ce16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135"/>
          <table:table-cell table:style-name="ce143"/>
          <table:table-cell table:style-name="ce210"/>
          <table:table-cell table:style-name="ce227"/>
          <table:table-cell table:style-name="ce239" office:value-type="string" calcext:value-type="string">
            <text:p>TL</text:p>
          </table:table-cell>
          <table:table-cell table:style-name="ce158"/>
          <table:table-cell table:style-name="ce386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03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403" office:value-type="string" calcext:value-type="string">
            <text:p>USD</text:p>
          </table:table-cell>
          <table:table-cell table:style-name="ce239"/>
          <table:table-cell table:style-name="ce386" office:value-type="string" calcext:value-type="string">
            <text:p>%</text:p>
          </table:table-cell>
          <table:table-cell table:style-name="ce239" office:value-type="string" calcext:value-type="string">
            <text:p>TL</text:p>
          </table:table-cell>
          <table:table-cell table:style-name="ce448" office:value-type="string" calcext:value-type="string">
            <text:p>USD</text:p>
          </table:table-cell>
          <table:table-cell table:style-name="ce239" office:value-type="string" calcext:value-type="string">
            <text:p>TL</text:p>
          </table:table-cell>
          <table:table-cell table:style-name="ce239" office:value-type="string" calcext:value-type="string">
            <text:p>USD</text:p>
          </table:table-cell>
          <table:table-cell table:style-name="ce158"/>
          <table:table-cell table:style-name="ce239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136" office:value-type="float" office:value="1978" calcext:value-type="float">
            <text:p>1978</text:p>
          </table:table-cell>
          <table:table-cell table:style-name="ce162" table:number-columns-repeated="2"/>
          <table:table-cell table:style-name="ce228" office:value-type="string" calcext:value-type="string">
            <text:p>1203 m2 2007 değeri</text:p>
          </table:table-cell>
          <table:table-cell table:style-name="ce245" office:value-type="currency" office:currency="USD" office:value="450000" calcext:value-type="currency">
            <text:p>$450.000,00</text:p>
          </table:table-cell>
          <table:table-cell table:style-name="ce298"/>
          <table:table-cell table:style-name="ce387" table:formula="of:=[.K5]/[.$E$5]" office:value-type="percentage" office:value="0.5" calcext:value-type="percentage">
            <text:p>%50,00</text:p>
          </table:table-cell>
          <table:table-cell table:style-name="ce400" table:number-columns-repeated="3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440"/>
          <table:table-cell table:style-name="ce387" table:formula="of:=[.Q5]/[.$E$5]" office:value-type="percentage" office:value="0.5" calcext:value-type="percentage">
            <text:p>%50,00</text:p>
          </table:table-cell>
          <table:table-cell table:style-name="ce400"/>
          <table:table-cell table:style-name="ce449"/>
          <table:table-cell table:style-name="ce400"/>
          <table:table-cell table:style-name="ce245" office:value-type="currency" office:currency="USD" office:value="225000" calcext:value-type="currency">
            <text:p>$225.000,00</text:p>
          </table:table-cell>
          <table:table-cell table:style-name="ce298"/>
          <table:table-cell table:style-name="ce462"/>
          <table:table-cell table:number-columns-repeated="1005"/>
        </table:table-row>
        <table:table-row table:style-name="ro5">
          <table:table-cell table:style-name="ce138" office:value-type="float" office:value="2017" calcext:value-type="float">
            <text:p>2017</text:p>
          </table:table-cell>
          <table:table-cell table:style-name="ce181" office:value-type="string" calcext:value-type="string">
            <text:p>doğuş hesabı</text:p>
          </table:table-cell>
          <table:table-cell table:style-name="ce181"/>
          <table:table-cell table:style-name="ce232" office:value-type="string" calcext:value-type="string">
            <text:p>usd</text:p>
          </table:table-cell>
          <table:table-cell table:style-name="ce247"/>
          <table:table-cell table:style-name="ce366"/>
          <table:table-cell table:style-name="ce393" table:formula="of:=[.K6]/[.$E$5]" office:value-type="percentage" office:value="0.781587133333333" calcext:value-type="percentage">
            <text:p>%78,16</text:p>
          </table:table-cell>
          <table:table-cell table:style-name="ce401" office:value-type="string" calcext:value-type="string">
            <text:p>+ + +</text:p>
          </table:table-cell>
          <table:table-cell table:style-name="ce401"/>
          <table:table-cell table:style-name="ce408" office:value-type="currency" office:currency="USD" office:value="126714.21" calcext:value-type="currency">
            <text:p>$126.714,21</text:p>
          </table:table-cell>
          <table:table-cell table:style-name="ce423" table:formula="of:=[.K5]+[.J6]" office:value-type="currency" office:currency="USD" office:value="351714.21" calcext:value-type="currency">
            <text:p>$351.714,21</text:p>
          </table:table-cell>
          <table:table-cell table:style-name="ce366"/>
          <table:table-cell table:style-name="ce393" table:formula="of:=[.Q6]/[.$E$5]" office:value-type="percentage" office:value="0.218412866666667" calcext:value-type="percentage">
            <text:p>%21,84</text:p>
          </table:table-cell>
          <table:table-cell table:style-name="ce446"/>
          <table:table-cell table:style-name="ce450" office:value-type="string" calcext:value-type="string">
            <text:p>- - -</text:p>
          </table:table-cell>
          <table:table-cell table:style-name="ce453" office:value-type="currency" office:currency="USD" office:value="126714.21" calcext:value-type="currency">
            <text:p>$126.714,21</text:p>
          </table:table-cell>
          <table:table-cell table:style-name="ce457" table:formula="of:=[.Q5]-[.P6]" office:value-type="currency" office:currency="USD" office:value="98285.79" calcext:value-type="currency">
            <text:p>$98.285,79</text:p>
          </table:table-cell>
          <table:table-cell table:style-name="ce366"/>
          <table:table-cell table:style-name="ce463"/>
          <table:table-cell table:number-columns-repeated="1005"/>
        </table:table-row>
        <table:table-row table:style-name="ro5">
          <table:table-cell table:style-name="ce139" office:value-type="float" office:value="2018" calcext:value-type="float">
            <text:p>2018</text:p>
          </table:table-cell>
          <table:table-cell table:number-columns-repeated="4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style-name="ce385"/>
          <table:table-cell table:number-columns-repeated="3"/>
          <table:table-cell table:style-name="ce433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248" table:formula="of:=[$'02-11-GLR'.F6]" office:value-type="currency" office:currency="TRY" office:value="21000" calcext:value-type="currency">
            <text:p>₺21.000,00</text:p>
          </table:table-cell>
          <table:table-cell table:style-name="ce372"/>
          <table:table-cell table:style-name="ce394" table:formula="of:=[.K8]/[.$E$5]" office:value-type="percentage" office:value="0.779740647745572" calcext:value-type="percentage">
            <text:p>%77,97</text:p>
          </table:table-cell>
          <table:table-cell table:style-name="ce297" table:formula="of:=[.G6]*[.E8]" office:value-type="currency" office:currency="TRY" office:value="16413.3298" calcext:value-type="currency">
            <text:p>₺16.413,33</text:p>
          </table:table-cell>
          <table:table-cell table:style-name="ce404" table:formula="of:=[.H8]/[.S8]" office:value-type="currency" office:currency="USD" office:value="2973.4293115942" calcext:value-type="currency">
            <text:p>$2.973</text:p>
          </table:table-cell>
          <table:table-cell table:style-name="ce29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72"/>
          <table:table-cell table:style-name="ce397" table:formula="of:=[.Q8]/[.$E$5]" office:value-type="percentage" office:value="0.220259352254428" calcext:value-type="percentage">
            <text:p>%22,03</text:p>
          </table:table-cell>
          <table:table-cell table:style-name="ce29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297" table:formula="of:=[.P7]+[.N8]" office:value-type="currency" office:currency="TRY" office:value="4586.6702" calcext:value-type="currency">
            <text:p>₺4.586,67</text:p>
          </table:table-cell>
          <table:table-cell table:style-name="ce434" table:formula="of:=[.Q6]+[.O8]" office:value-type="currency" office:currency="USD" office:value="99116.7085144927" calcext:value-type="currency">
            <text:p>$99.116,71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224"/>
          <table:table-cell/>
          <table:table-cell table:style-name="ce249" table:formula="of:=[$'02-12-GDR'.E17]" office:value-type="currency" office:currency="TRY" office:value="-22399.42" calcext:value-type="currency">
            <text:p>-₺22.399,42</text:p>
          </table:table-cell>
          <table:table-cell table:style-name="ce373"/>
          <table:table-cell table:style-name="ce394" table:formula="of:=[.K9]/[.$E$5]" office:value-type="percentage" office:value="0.781726832020964" calcext:value-type="percentage">
            <text:p>%78,17</text:p>
          </table:table-cell>
          <table:table-cell table:style-name="ce297" table:formula="of:=[.G8]*[.E9]" office:value-type="currency" office:currency="TRY" office:value="-17465.7382599251" calcext:value-type="currency">
            <text:p>-₺17.465,74</text:p>
          </table:table-cell>
          <table:table-cell table:style-name="ce404" table:formula="of:=[.H9]/[.S9]" office:value-type="currency" office:currency="USD" office:value="-3164.08301810238" calcext:value-type="currency">
            <text:p>-$3.164</text:p>
          </table:table-cell>
          <table:table-cell table:style-name="ce409" table:formula="of:=[.J8]+[.H9]" office:value-type="currency" office:currency="TRY" office:value="-1052.40845992511" calcext:value-type="currency">
            <text:p>-₺1.052,41</text:p>
          </table:table-cell>
          <table:table-cell table:style-name="ce435" table:formula="of:=[.K8]-[.O9]" office:value-type="currency" office:currency="USD" office:value="351777.074409434" calcext:value-type="currency">
            <text:p>$351.777,07</text:p>
          </table:table-cell>
          <table:table-cell table:style-name="ce373"/>
          <table:table-cell table:style-name="ce394" table:formula="of:=[.Q9]/[.$E$5]" office:value-type="percentage" office:value="0.218273167979036" calcext:value-type="percentage">
            <text:p>%21,83</text:p>
          </table:table-cell>
          <table:table-cell table:style-name="ce29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09" table:formula="of:=[.P8]+[.N9]" office:value-type="currency" office:currency="TRY" office:value="-347.011540074886" calcext:value-type="currency">
            <text:p>-₺347,01</text:p>
          </table:table-cell>
          <table:table-cell table:style-name="ce434" table:formula="of:=[.Q8]+[.O9]" office:value-type="currency" office:currency="USD" office:value="98222.9255905661" calcext:value-type="currency">
            <text:p>$98.222,93</text:p>
          </table:table-cell>
          <table:table-cell table:style-name="ce373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18</text:p>
          </table:table-cell>
          <table:table-cell table:style-name="ce182"/>
          <table:table-cell table:style-name="ce233" table:formula="of:=SUM([.D8:.D9])" office:value-type="float" office:value="25000" calcext:value-type="float">
            <text:p>25000</text:p>
          </table:table-cell>
          <table:table-cell table:style-name="ce250" table:formula="of:=SUM([.E8:.E9])" office:value-type="currency" office:currency="TRY" office:value="-1399.42" calcext:value-type="currency">
            <text:p>-₺1.399,42</text:p>
          </table:table-cell>
          <table:table-cell table:style-name="ce375"/>
          <table:table-cell table:style-name="ce395"/>
          <table:table-cell table:style-name="ce250" table:formula="of:=SUM([.H8:.H9])" office:value-type="currency" office:currency="TRY" office:value="-1052.40845992511" calcext:value-type="currency">
            <text:p>-₺1.052,41</text:p>
          </table:table-cell>
          <table:table-cell table:style-name="ce405" table:formula="of:=SUM([.I8:.I9])" office:value-type="currency" office:currency="USD" office:value="-190.653706508173" calcext:value-type="currency">
            <text:p>-$191</text:p>
          </table:table-cell>
          <table:table-cell table:style-name="ce410"/>
          <table:table-cell table:style-name="ce436"/>
          <table:table-cell table:style-name="ce441"/>
          <table:table-cell table:style-name="ce443"/>
          <table:table-cell table:style-name="ce250" table:formula="of:=SUM([.N8:.N9])" office:value-type="currency" office:currency="TRY" office:value="-347.011540074886" calcext:value-type="currency">
            <text:p>-₺347,01</text:p>
          </table:table-cell>
          <table:table-cell table:style-name="ce405" table:formula="of:=SUM([.O8:.O9])" office:value-type="currency" office:currency="USD" office:value="-62.8644094338563" calcext:value-type="currency">
            <text:p>-$63</text:p>
          </table:table-cell>
          <table:table-cell table:style-name="ce410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 office:value-type="float" office:value="2019" calcext:value-type="float">
            <text:p>2019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248" table:formula="of:=[$'02-11-GLR'.F9]+[$'02-11-GLR'.F10]+[$'02-11-GLR'.F14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12]/[.$E$5]" office:value-type="percentage" office:value="0.779822179595318" calcext:value-type="percentage">
            <text:p>%77,98</text:p>
          </table:table-cell>
          <table:table-cell table:style-name="ce297" table:formula="of:=[.G9]*[.E12]" office:value-type="currency" office:currency="TRY" office:value="17588.8537204717" calcext:value-type="currency">
            <text:p>₺17.588,85</text:p>
          </table:table-cell>
          <table:table-cell table:style-name="ce404" table:formula="of:=[.H12]/[.S12]" office:value-type="currency" office:currency="USD" office:value="3069.60797913991" calcext:value-type="currency">
            <text:p>$3.070</text:p>
          </table:table-cell>
          <table:table-cell table:style-name="ce29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72"/>
          <table:table-cell table:style-name="ce394" table:formula="of:=[.Q12]/[.$E$5]" office:value-type="percentage" office:value="0.220177820404682" calcext:value-type="percentage">
            <text:p>%22,02</text:p>
          </table:table-cell>
          <table:table-cell table:style-name="ce29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297" table:formula="of:=[.P9]+[.N12]" office:value-type="currency" office:currency="TRY" office:value="4564.13473945342" calcext:value-type="currency">
            <text:p>₺4.564,13</text:p>
          </table:table-cell>
          <table:table-cell table:style-name="ce434" table:formula="of:=[.Q9]+[.O12]" office:value-type="currency" office:currency="USD" office:value="99080.0191821069" calcext:value-type="currency">
            <text:p>$99.080,0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248" table:formula="of:=[$'02-11-GLR'.F13]" office:value-type="currency" office:currency="TRY" office:value="4000" calcext:value-type="currency">
            <text:p>₺4.000,00</text:p>
          </table:table-cell>
          <table:table-cell table:style-name="ce372"/>
          <table:table-cell table:style-name="ce394" table:formula="of:=[.K13]/[.$E$5]" office:value-type="percentage" office:value="0.779480620052321" calcext:value-type="percentage">
            <text:p>%77,95</text:p>
          </table:table-cell>
          <table:table-cell table:style-name="ce297" table:formula="of:=[.G12]*[.E13]" office:value-type="currency" office:currency="TRY" office:value="3119.28871838127" calcext:value-type="currency">
            <text:p>₺3.119,29</text:p>
          </table:table-cell>
          <table:table-cell table:style-name="ce404" table:formula="of:=[.H13]/[.S13]" office:value-type="currency" office:currency="USD" office:value="544.378484883294" calcext:value-type="currency">
            <text:p>$544</text:p>
          </table:table-cell>
          <table:table-cell table:style-name="ce29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72"/>
          <table:table-cell table:style-name="ce394" table:formula="of:=[.Q13]/[.$E$5]" office:value-type="percentage" office:value="0.220519379947679" calcext:value-type="percentage">
            <text:p>%22,05</text:p>
          </table:table-cell>
          <table:table-cell table:style-name="ce29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297" table:formula="of:=[.P12]+[.N13]" office:value-type="currency" office:currency="TRY" office:value="5444.84602107215" calcext:value-type="currency">
            <text:p>₺5.444,85</text:p>
          </table:table-cell>
          <table:table-cell table:style-name="ce434" table:formula="of:=[.Q12]+[.O13]" office:value-type="currency" office:currency="USD" office:value="99233.7209764557" calcext:value-type="currency">
            <text:p>$99.233,72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224"/>
          <table:table-cell/>
          <table:table-cell table:style-name="ce249" table:formula="of:=[$'02-12-GDR'.E34]" office:value-type="currency" office:currency="TRY" office:value="-3104.82" calcext:value-type="currency">
            <text:p>-₺3.104,82</text:p>
          </table:table-cell>
          <table:table-cell table:style-name="ce373"/>
          <table:table-cell table:style-name="ce394" table:formula="of:=[.K14]/[.$E$5]" office:value-type="percentage" office:value="0.779746151555617" calcext:value-type="percentage">
            <text:p>%77,97</text:p>
          </table:table-cell>
          <table:table-cell table:style-name="ce297" table:formula="of:=[.G13]*[.E14]" office:value-type="currency" office:currency="TRY" office:value="-2420.14701875085" calcext:value-type="currency">
            <text:p>-₺2.420,15</text:p>
          </table:table-cell>
          <table:table-cell table:style-name="ce404" table:formula="of:=[.H14]/[.S14]" office:value-type="currency" office:currency="USD" office:value="-422.364226658088" calcext:value-type="currency">
            <text:p>-$422</text:p>
          </table:table-cell>
          <table:table-cell table:style-name="ce29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73"/>
          <table:table-cell table:style-name="ce394" table:formula="of:=[.Q14]/[.$E$5]" office:value-type="percentage" office:value="0.220253848444383" calcext:value-type="percentage">
            <text:p>%22,03</text:p>
          </table:table-cell>
          <table:table-cell table:style-name="ce29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297" table:formula="of:=[.P13]+[.N14]" office:value-type="currency" office:currency="TRY" office:value="4760.17303982299" calcext:value-type="currency">
            <text:p>₺4.760,17</text:p>
          </table:table-cell>
          <table:table-cell table:style-name="ce434" table:formula="of:=[.Q13]+[.O14]" office:value-type="currency" office:currency="USD" office:value="99114.2317999724" calcext:value-type="currency">
            <text:p>$99.114,23</text:p>
          </table:table-cell>
          <table:table-cell table:style-name="ce373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<text:s/>Toplam 2019</text:p>
          </table:table-cell>
          <table:table-cell table:style-name="ce182"/>
          <table:table-cell table:style-name="ce233" table:formula="of:=SUM([.D12:.D14])" office:value-type="float" office:value="34645" calcext:value-type="float">
            <text:p>34645</text:p>
          </table:table-cell>
          <table:table-cell table:style-name="ce250" table:formula="of:=SUM([.E12:.E14])" office:value-type="currency" office:currency="TRY" office:value="23395.18" calcext:value-type="currency">
            <text:p>₺23.395,18</text:p>
          </table:table-cell>
          <table:table-cell table:style-name="ce375"/>
          <table:table-cell table:style-name="ce395"/>
          <table:table-cell table:style-name="ce250" table:formula="of:=SUM([.H12:.H14])" office:value-type="currency" office:currency="TRY" office:value="18287.9954201021" calcext:value-type="currency">
            <text:p>₺18.288,00</text:p>
          </table:table-cell>
          <table:table-cell table:style-name="ce405" table:formula="of:=SUM([.I12:.I14])" office:value-type="currency" office:currency="USD" office:value="3191.62223736512" calcext:value-type="currency">
            <text:p>$3.192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2:.N14])" office:value-type="currency" office:currency="TRY" office:value="5107.18457989788" calcext:value-type="currency">
            <text:p>₺5.107,18</text:p>
          </table:table-cell>
          <table:table-cell table:style-name="ce405" table:formula="of:=SUM([.O12:.O14])" office:value-type="currency" office:currency="USD" office:value="891.306209406262" calcext:value-type="currency">
            <text:p>$891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43"/>
          <table:table-cell table:style-name="ce139"/>
          <table:table-cell table:style-name="ce225" office:value-type="string" calcext:value-type="string">
            <text:p>Toplam – Net 2018-19</text:p>
          </table:table-cell>
          <table:table-cell table:style-name="ce234" table:formula="of:=[.D15]+[.D10]" office:value-type="float" office:value="59645" calcext:value-type="float">
            <text:p>59645</text:p>
          </table:table-cell>
          <table:table-cell table:style-name="ce251" table:formula="of:=[.E15]+[.E10]" office:value-type="currency" office:currency="TRY" office:value="21995.76" calcext:value-type="currency">
            <text:p>₺21.995,7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0" calcext:value-type="float">
            <text:p>2020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248" table:formula="of:=[$'02-11-GLR'.F19]" office:value-type="currency" office:currency="TRY" office:value="6200" calcext:value-type="currency">
            <text:p>₺6.200,00</text:p>
          </table:table-cell>
          <table:table-cell table:style-name="ce372"/>
          <table:table-cell table:style-name="ce394" table:formula="of:=[.K18]/[.$E$5]" office:value-type="percentage" office:value="0.779274206209028" calcext:value-type="percentage">
            <text:p>%77,93</text:p>
          </table:table-cell>
          <table:table-cell table:style-name="ce297" table:formula="of:=[.G14]*[.E18]" office:value-type="currency" office:currency="TRY" office:value="4834.42613964483" calcext:value-type="currency">
            <text:p>₺4.834,43</text:p>
          </table:table-cell>
          <table:table-cell table:style-name="ce404" table:formula="of:=[.H18]/[.S18]" office:value-type="currency" office:currency="USD" office:value="751.85476510806" calcext:value-type="currency">
            <text:p>$752</text:p>
          </table:table-cell>
          <table:table-cell table:style-name="ce29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394" table:formula="of:=[.Q18]/[.$E$5]" office:value-type="percentage" office:value="0.220725793790972" calcext:value-type="percentage">
            <text:p>%22,07</text:p>
          </table:table-cell>
          <table:table-cell table:style-name="ce29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297" table:formula="of:=[.P14]+[.N18]" office:value-type="currency" office:currency="TRY" office:value="6125.74690017817" calcext:value-type="currency">
            <text:p>₺6.125,75</text:p>
          </table:table-cell>
          <table:table-cell table:style-name="ce434" table:formula="of:=[.Q14]+[.O18]" office:value-type="currency" office:currency="USD" office:value="99326.6072059374" calcext:value-type="currency">
            <text:p>$99.326,61</text:p>
          </table:table-cell>
          <table:table-cell table:style-name="ce373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248" table:formula="of:=[$'02-11-GLR'.F25]" office:value-type="currency" office:currency="TRY" office:value="7800" calcext:value-type="currency">
            <text:p>₺7.800,00</text:p>
          </table:table-cell>
          <table:table-cell table:style-name="ce372"/>
          <table:table-cell table:style-name="ce394" table:formula="of:=[.K19]/[.$E$5]" office:value-type="percentage" office:value="0.778803034563826" calcext:value-type="percentage">
            <text:p>%77,88</text:p>
          </table:table-cell>
          <table:table-cell table:style-name="ce297" table:formula="of:=[.G18]*[.E19]" office:value-type="currency" office:currency="TRY" office:value="6078.33880843042" calcext:value-type="currency">
            <text:p>₺6.078,34</text:p>
          </table:table-cell>
          <table:table-cell table:style-name="ce404" table:formula="of:=[.H19]/[.S19]" office:value-type="currency" office:currency="USD" office:value="748.563892663845" calcext:value-type="currency">
            <text:p>$749</text:p>
          </table:table-cell>
          <table:table-cell table:style-name="ce29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394" table:formula="of:=[.Q19]/[.$E$5]" office:value-type="percentage" office:value="0.221196965436174" calcext:value-type="percentage">
            <text:p>%22,12</text:p>
          </table:table-cell>
          <table:table-cell table:style-name="ce29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297" table:formula="of:=[.P18]+[.N19]" office:value-type="currency" office:currency="TRY" office:value="7847.40809174775" calcext:value-type="currency">
            <text:p>₺7.847,41</text:p>
          </table:table-cell>
          <table:table-cell table:style-name="ce434" table:formula="of:=[.Q18]+[.O19]" office:value-type="currency" office:currency="USD" office:value="99538.6344462785" calcext:value-type="currency">
            <text:p>$99.538,63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224"/>
          <table:table-cell/>
          <table:table-cell table:style-name="ce249" table:formula="of:=[$'02-12-GDR'.E68]" office:value-type="currency" office:currency="TRY" office:value="-2000" calcext:value-type="currency">
            <text:p>-₺2.000,00</text:p>
          </table:table-cell>
          <table:table-cell table:style-name="ce373"/>
          <table:table-cell table:style-name="ce394" table:formula="of:=[.K20]/[.$E$5]" office:value-type="percentage" office:value="0.778924105699806" calcext:value-type="percentage">
            <text:p>%77,89</text:p>
          </table:table-cell>
          <table:table-cell table:style-name="ce297" table:formula="of:=[.G19]*[.E20]" office:value-type="currency" office:currency="TRY" office:value="-1557.60606912765" calcext:value-type="currency">
            <text:p>-₺1.557,61</text:p>
          </table:table-cell>
          <table:table-cell table:style-name="ce404" table:formula="of:=[.H20]/[.S20]" office:value-type="currency" office:currency="USD" office:value="-191.823407528036" calcext:value-type="currency">
            <text:p>-$192</text:p>
          </table:table-cell>
          <table:table-cell table:style-name="ce29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394" table:formula="of:=[.Q20]/[.$E$5]" office:value-type="percentage" office:value="0.221075894300194" calcext:value-type="percentage">
            <text:p>%22,11</text:p>
          </table:table-cell>
          <table:table-cell table:style-name="ce29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297" table:formula="of:=[.P19]+[.N20]" office:value-type="currency" office:currency="TRY" office:value="7405.0141608754" calcext:value-type="currency">
            <text:p>₺7.405,01</text:p>
          </table:table-cell>
          <table:table-cell table:style-name="ce434" table:formula="of:=[.Q19]+[.O20]" office:value-type="currency" office:currency="USD" office:value="99484.1524350873" calcext:value-type="currency">
            <text:p>$99.484,15</text:p>
          </table:table-cell>
          <table:table-cell table:style-name="ce373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F22]+[$'02-11-GLR'.F23]+[$'02-11-GLR'.F31]+[$'02-11-GLR'.F32]" office:value-type="currency" office:currency="TRY" office:value="22500" calcext:value-type="currency">
            <text:p>₺22.500,00</text:p>
          </table:table-cell>
          <table:table-cell table:style-name="ce372"/>
          <table:table-cell table:style-name="ce394" table:formula="of:=[.K21]/[.$E$5]" office:value-type="percentage" office:value="0.777530184550372" calcext:value-type="percentage">
            <text:p>%77,75</text:p>
          </table:table-cell>
          <table:table-cell table:style-name="ce297" table:formula="of:=[.G20]*[.E21]" office:value-type="currency" office:currency="TRY" office:value="17525.7923782456" calcext:value-type="currency">
            <text:p>₺17.525,79</text:p>
          </table:table-cell>
          <table:table-cell table:style-name="ce404" table:formula="of:=[.H21]/[.S21]" office:value-type="currency" office:currency="USD" office:value="2210.06209057322" calcext:value-type="currency">
            <text:p>$2.210</text:p>
          </table:table-cell>
          <table:table-cell table:style-name="ce29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394" table:formula="of:=[.Q21]/[.$E$5]" office:value-type="percentage" office:value="0.222469815449628" calcext:value-type="percentage">
            <text:p>%22,25</text:p>
          </table:table-cell>
          <table:table-cell table:style-name="ce29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297" table:formula="of:=[.P20]+[.N21]" office:value-type="currency" office:currency="TRY" office:value="12379.2217826298" calcext:value-type="currency">
            <text:p>₺12.379,22</text:p>
          </table:table-cell>
          <table:table-cell table:style-name="ce434" table:formula="of:=[.Q20]+[.O21]" office:value-type="currency" office:currency="USD" office:value="100111.416952333" calcext:value-type="currency">
            <text:p>$100.111,4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224"/>
          <table:table-cell/>
          <table:table-cell table:style-name="ce249" table:formula="of:=[$'02-12-GDR'.E77]" office:value-type="currency" office:currency="TRY" office:value="-5500" calcext:value-type="currency">
            <text:p>-₺5.500,00</text:p>
          </table:table-cell>
          <table:table-cell table:style-name="ce373"/>
          <table:table-cell table:style-name="ce394" table:formula="of:=[.K22]/[.$E$5]" office:value-type="percentage" office:value="0.777873069231603" calcext:value-type="percentage">
            <text:p>%77,79</text:p>
          </table:table-cell>
          <table:table-cell table:style-name="ce297" table:formula="of:=[.G21]*[.E22]" office:value-type="currency" office:currency="TRY" office:value="-4276.41601502705" calcext:value-type="currency">
            <text:p>-₺4.276,42</text:p>
          </table:table-cell>
          <table:table-cell table:style-name="ce404" table:formula="of:=[.H22]/[.S22]" office:value-type="currency" office:currency="USD" office:value="-539.270619801645" calcext:value-type="currency">
            <text:p>-$539</text:p>
          </table:table-cell>
          <table:table-cell table:style-name="ce29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394" table:formula="of:=[.Q22]/[.$E$5]" office:value-type="percentage" office:value="0.222126930768397" calcext:value-type="percentage">
            <text:p>%22,21</text:p>
          </table:table-cell>
          <table:table-cell table:style-name="ce29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297" table:formula="of:=[.P21]+[.N22]" office:value-type="currency" office:currency="TRY" office:value="11155.6377976568" calcext:value-type="currency">
            <text:p>₺11.155,64</text:p>
          </table:table-cell>
          <table:table-cell table:style-name="ce434" table:formula="of:=[.Q21]+[.O22]" office:value-type="currency" office:currency="USD" office:value="99957.1188457785" calcext:value-type="currency">
            <text:p>$99.957,12</text:p>
          </table:table-cell>
          <table:table-cell table:style-name="ce373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248" table:formula="of:=[$'02-11-GLR'.F29]+[$'02-11-GLR'.F30]" office:value-type="currency" office:currency="TRY" office:value="23000" calcext:value-type="currency">
            <text:p>₺23.000,00</text:p>
          </table:table-cell>
          <table:table-cell table:style-name="ce372"/>
          <table:table-cell table:style-name="ce394" table:formula="of:=[.K23]/[.$E$5]" office:value-type="percentage" office:value="0.77641566817393" calcext:value-type="percentage">
            <text:p>%77,64</text:p>
          </table:table-cell>
          <table:table-cell table:style-name="ce297" table:formula="of:=[.G22]*[.E23]" office:value-type="currency" office:currency="TRY" office:value="17891.0805923269" calcext:value-type="currency">
            <text:p>₺17.891,08</text:p>
          </table:table-cell>
          <table:table-cell table:style-name="ce404" table:formula="of:=[.H23]/[.S23]" office:value-type="currency" office:currency="USD" office:value="2296.67273328971" calcext:value-type="currency">
            <text:p>$2.297</text:p>
          </table:table-cell>
          <table:table-cell table:style-name="ce29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394" table:formula="of:=[.Q23]/[.$E$5]" office:value-type="percentage" office:value="0.22358433182607" calcext:value-type="percentage">
            <text:p>%22,36</text:p>
          </table:table-cell>
          <table:table-cell table:style-name="ce29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297" table:formula="of:=[.P22]+[.N23]" office:value-type="currency" office:currency="TRY" office:value="16264.5572053299" calcext:value-type="currency">
            <text:p>₺16.264,56</text:p>
          </table:table-cell>
          <table:table-cell table:style-name="ce434" table:formula="of:=[.Q22]+[.O23]" office:value-type="currency" office:currency="USD" office:value="100612.949321731" calcext:value-type="currency">
            <text:p>$100.612,95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E89]" office:value-type="currency" office:currency="TRY" office:value="-21220" calcext:value-type="currency">
            <text:p>-₺21.220,00</text:p>
          </table:table-cell>
          <table:table-cell table:style-name="ce373"/>
          <table:table-cell table:style-name="ce394" table:formula="of:=[.K24]/[.$E$5]" office:value-type="percentage" office:value="0.777769101213825" calcext:value-type="percentage">
            <text:p>%77,78</text:p>
          </table:table-cell>
          <table:table-cell table:style-name="ce297" table:formula="of:=[.G23]*[.E24]" office:value-type="currency" office:currency="TRY" office:value="-16475.5404786508" calcext:value-type="currency">
            <text:p>-₺16.475,54</text:p>
          </table:table-cell>
          <table:table-cell table:style-name="ce404" table:formula="of:=[.H24]/[.S24]" office:value-type="currency" office:currency="USD" office:value="-2114.96026683579" calcext:value-type="currency">
            <text:p>-$2.115</text:p>
          </table:table-cell>
          <table:table-cell table:style-name="ce29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394" table:formula="of:=[.Q24]/[.$E$5]" office:value-type="percentage" office:value="0.222230898786176" calcext:value-type="percentage">
            <text:p>%22,22</text:p>
          </table:table-cell>
          <table:table-cell table:style-name="ce29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297" table:formula="of:=[.P23]+[.N24]" office:value-type="currency" office:currency="TRY" office:value="11520.0976839807" calcext:value-type="currency">
            <text:p>₺11.520,10</text:p>
          </table:table-cell>
          <table:table-cell table:style-name="ce434" table:formula="of:=[.Q23]+[.O24]" office:value-type="currency" office:currency="USD" office:value="100003.904453779" calcext:value-type="currency">
            <text:p>$100.003,90</text:p>
          </table:table-cell>
          <table:table-cell table:style-name="ce373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224"/>
          <table:table-cell/>
          <table:table-cell table:style-name="ce249" table:formula="of:=[$'02-12-GDR'.E63]" office:value-type="currency" office:currency="TRY" office:value="-5097.07" calcext:value-type="currency">
            <text:p>-₺5.097,07</text:p>
          </table:table-cell>
          <table:table-cell table:style-name="ce373"/>
          <table:table-cell table:style-name="ce394" table:formula="of:=[.K25]/[.$E$5]" office:value-type="percentage" office:value="0.778055468663522" calcext:value-type="percentage">
            <text:p>%77,81</text:p>
          </table:table-cell>
          <table:table-cell table:style-name="ce297" table:formula="of:=[.G24]*[.E25]" office:value-type="currency" office:currency="TRY" office:value="-3964.34355272395" calcext:value-type="currency">
            <text:p>-₺3.964,34</text:p>
          </table:table-cell>
          <table:table-cell table:style-name="ce404" table:formula="of:=[.H25]/[.S25]" office:value-type="currency" office:currency="USD" office:value="-451.006092460063" calcext:value-type="currency">
            <text:p>-$451</text:p>
          </table:table-cell>
          <table:table-cell table:style-name="ce29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394" table:formula="of:=[.Q25]/[.$E$5]" office:value-type="percentage" office:value="0.221944531336479" calcext:value-type="percentage">
            <text:p>%22,19</text:p>
          </table:table-cell>
          <table:table-cell table:style-name="ce29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297" table:formula="of:=[.P24]+[.N25]" office:value-type="currency" office:currency="TRY" office:value="10387.3712367047" calcext:value-type="currency">
            <text:p>₺10.387,37</text:p>
          </table:table-cell>
          <table:table-cell table:style-name="ce434" table:formula="of:=[.Q24]+[.O25]" office:value-type="currency" office:currency="USD" office:value="99875.0391014154" calcext:value-type="currency">
            <text:p>$99.875,04</text:p>
          </table:table-cell>
          <table:table-cell table:style-name="ce373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248" table:formula="of:=[$'02-11-GLR'.F20]" office:value-type="currency" office:currency="TRY" office:value="5000" calcext:value-type="currency">
            <text:p>₺5.000,00</text:p>
          </table:table-cell>
          <table:table-cell table:style-name="ce372"/>
          <table:table-cell table:style-name="ce394" table:formula="of:=[.K26]/[.$E$5]" office:value-type="percentage" office:value="0.777803573837354" calcext:value-type="percentage">
            <text:p>%77,78</text:p>
          </table:table-cell>
          <table:table-cell table:style-name="ce297" table:formula="of:=[.G25]*[.E26]" office:value-type="currency" office:currency="TRY" office:value="3890.27734331761" calcext:value-type="currency">
            <text:p>₺3.890,28</text:p>
          </table:table-cell>
          <table:table-cell table:style-name="ce404" table:formula="of:=[.H26]/[.S26]" office:value-type="currency" office:currency="USD" office:value="397.372558050828" calcext:value-type="currency">
            <text:p>$397</text:p>
          </table:table-cell>
          <table:table-cell table:style-name="ce29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394" table:formula="of:=[.Q26]/[.$E$5]" office:value-type="percentage" office:value="0.222196426162647" calcext:value-type="percentage">
            <text:p>%22,22</text:p>
          </table:table-cell>
          <table:table-cell table:style-name="ce29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297" table:formula="of:=[.P25]+[.N26]" office:value-type="currency" office:currency="TRY" office:value="11497.0938933871" calcext:value-type="currency">
            <text:p>₺11.497,09</text:p>
          </table:table-cell>
          <table:table-cell table:style-name="ce434" table:formula="of:=[.Q25]+[.O26]" office:value-type="currency" office:currency="USD" office:value="99988.391773191" calcext:value-type="currency">
            <text:p>$99.988,39</text:p>
          </table:table-cell>
          <table:table-cell table:style-name="ce373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224"/>
          <table:table-cell office:value-type="float" office:value="1610" calcext:value-type="float">
            <text:p>1610</text:p>
          </table:table-cell>
          <table:table-cell table:style-name="ce249" table:formula="of:=[$'02-12-GDR'.E94]" office:value-type="currency" office:currency="TRY" office:value="-43079.224" calcext:value-type="currency">
            <text:p>-₺43.079,22</text:p>
          </table:table-cell>
          <table:table-cell table:style-name="ce373"/>
          <table:table-cell table:style-name="ce394" table:formula="of:=[.K27]/[.$E$5]" office:value-type="percentage" office:value="0.781046138069962" calcext:value-type="percentage">
            <text:p>%78,10</text:p>
          </table:table-cell>
          <table:table-cell table:style-name="ce297" table:formula="of:=[.G26]*[.E27]" office:value-type="currency" office:currency="TRY" office:value="-33507.1743853399" calcext:value-type="currency">
            <text:p>-₺33.507,17</text:p>
          </table:table-cell>
          <table:table-cell table:style-name="ce404" table:formula="of:=[.H27]/[.S27]" office:value-type="currency" office:currency="USD" office:value="-5107.80097337499" calcext:value-type="currency">
            <text:p>-$5.108</text:p>
          </table:table-cell>
          <table:table-cell table:style-name="ce29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394" table:formula="of:=[.Q27]/[.$E$5]" office:value-type="percentage" office:value="0.218953861930038" calcext:value-type="percentage">
            <text:p>%21,90</text:p>
          </table:table-cell>
          <table:table-cell table:style-name="ce29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297" table:formula="of:=[.P26]+[.N27]" office:value-type="currency" office:currency="TRY" office:value="1925.04427872696" calcext:value-type="currency">
            <text:p>₺1.925,04</text:p>
          </table:table-cell>
          <table:table-cell table:style-name="ce434" table:formula="of:=[.Q26]+[.O27]" office:value-type="currency" office:currency="USD" office:value="98529.2378685172" calcext:value-type="currency">
            <text:p>$98.529,24</text:p>
          </table:table-cell>
          <table:table-cell table:style-name="ce373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0</text:p>
          </table:table-cell>
          <table:table-cell table:style-name="ce182"/>
          <table:table-cell table:style-name="ce233" table:formula="of:=SUM([.D18:.D27])" office:value-type="float" office:value="83624" calcext:value-type="float">
            <text:p>83624</text:p>
          </table:table-cell>
          <table:table-cell table:style-name="ce250" table:formula="of:=SUM([.E18:.E27])" office:value-type="currency" office:currency="TRY" office:value="-12396.294" calcext:value-type="currency">
            <text:p>-₺12.396,29</text:p>
          </table:table-cell>
          <table:table-cell table:style-name="ce377"/>
          <table:table-cell table:style-name="ce395"/>
          <table:table-cell table:style-name="ce250" table:formula="of:=SUM([.H18:.H27])" office:value-type="currency" office:currency="TRY" office:value="-9561.16523890399" calcext:value-type="currency">
            <text:p>-₺9.561,17</text:p>
          </table:table-cell>
          <table:table-cell table:style-name="ce405" table:formula="of:=SUM([.I18:.I27])" office:value-type="currency" office:currency="USD" office:value="-2000.33532031485" calcext:value-type="currency">
            <text:p>-$2.000</text:p>
          </table:table-cell>
          <table:table-cell table:style-name="ce411"/>
          <table:table-cell table:style-name="ce437"/>
          <table:table-cell table:style-name="ce411"/>
          <table:table-cell table:style-name="ce395"/>
          <table:table-cell table:style-name="ce250" table:formula="of:=SUM([.N18:.N27])" office:value-type="currency" office:currency="TRY" office:value="-2835.12876109603" calcext:value-type="currency">
            <text:p>-₺2.835,13</text:p>
          </table:table-cell>
          <table:table-cell table:style-name="ce405" table:formula="of:=SUM([.O18:.O27])" office:value-type="currency" office:currency="USD" office:value="-584.993931455205" calcext:value-type="currency">
            <text:p>-$585</text:p>
          </table:table-cell>
          <table:table-cell table:style-name="ce454"/>
          <table:table-cell table:style-name="ce458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style-name="ce139"/>
          <table:table-cell table:style-name="ce183"/>
          <table:table-cell table:style-name="ce225" office:value-type="string" calcext:value-type="string">
            <text:p>Toplam – Net 2018-20</text:p>
          </table:table-cell>
          <table:table-cell table:style-name="ce234" table:formula="of:=[.D28]+[.D16]" office:value-type="float" office:value="143269" calcext:value-type="float">
            <text:p>143269</text:p>
          </table:table-cell>
          <table:table-cell table:style-name="ce234" table:formula="of:=[.E28]+[.E16]" office:value-type="float" office:value="9599.466" calcext:value-type="float">
            <text:p>9599,46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1" calcext:value-type="float">
            <text:p>2021</text:p>
          </table:table-cell>
          <table:table-cell table:style-name="ce183" table:number-columns-repeated="2"/>
          <table:table-cell table:style-name="ce234"/>
          <table:table-cell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248" table:formula="of:=[$'02-11-GLR'.F39]" office:value-type="currency" office:currency="TRY" office:value="6800" calcext:value-type="currency">
            <text:p>₺6.800,00</text:p>
          </table:table-cell>
          <table:table-cell table:style-name="ce373"/>
          <table:table-cell table:style-name="ce394" table:formula="of:=[.K31]/[.$E$5]" office:value-type="percentage" office:value="0.780641164246727" calcext:value-type="percentage">
            <text:p>%78,06</text:p>
          </table:table-cell>
          <table:table-cell table:style-name="ce297" table:formula="of:=[.G27]*[.E31]" office:value-type="currency" office:currency="TRY" office:value="5311.11373887574" calcext:value-type="currency">
            <text:p>₺5.311,11</text:p>
          </table:table-cell>
          <table:table-cell table:style-name="ce404" table:formula="of:=[.H31]/[.S31]" office:value-type="currency" office:currency="USD" office:value="650.075121037423" calcext:value-type="currency">
            <text:p>$650</text:p>
          </table:table-cell>
          <table:table-cell table:style-name="ce29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394" table:formula="of:=[.Q31]/[.$E$5]" office:value-type="percentage" office:value="0.219358835753273" calcext:value-type="percentage">
            <text:p>%21,94</text:p>
          </table:table-cell>
          <table:table-cell table:style-name="ce29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297" table:formula="of:=[.P27]+[.N31]" office:value-type="currency" office:currency="TRY" office:value="3413.93053985122" calcext:value-type="currency">
            <text:p>₺3.413,93</text:p>
          </table:table-cell>
          <table:table-cell table:style-name="ce434" table:formula="of:=[.Q27]+[.O31]" office:value-type="currency" office:currency="USD" office:value="98711.476088973" calcext:value-type="currency">
            <text:p>$98.711,48</text:p>
          </table:table-cell>
          <table:table-cell table:style-name="ce373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248" table:formula="of:=[$'02-11-GLR'.F36]+[$'02-11-GLR'.F37]" office:value-type="currency" office:currency="TRY" office:value="12000" calcext:value-type="currency">
            <text:p>₺12.000,00</text:p>
          </table:table-cell>
          <table:table-cell table:style-name="ce373"/>
          <table:table-cell table:style-name="ce394" table:formula="of:=[.K32]/[.$E$5]" office:value-type="percentage" office:value="0.779919885707464" calcext:value-type="percentage">
            <text:p>%77,99</text:p>
          </table:table-cell>
          <table:table-cell table:style-name="ce297" table:formula="of:=[.G31]*[.E32]" office:value-type="currency" office:currency="TRY" office:value="9367.69397096072" calcext:value-type="currency">
            <text:p>₺9.367,69</text:p>
          </table:table-cell>
          <table:table-cell table:style-name="ce404" table:formula="of:=[.H32]/[.S32]" office:value-type="currency" office:currency="USD" office:value="1155.07940455743" calcext:value-type="currency">
            <text:p>$1.155</text:p>
          </table:table-cell>
          <table:table-cell table:style-name="ce29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394" table:formula="of:=[.Q32]/[.$E$5]" office:value-type="percentage" office:value="0.220080114292536" calcext:value-type="percentage">
            <text:p>%22,01</text:p>
          </table:table-cell>
          <table:table-cell table:style-name="ce29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297" table:formula="of:=[.P31]+[.N32]" office:value-type="currency" office:currency="TRY" office:value="6046.2365688905" calcext:value-type="currency">
            <text:p>₺6.046,24</text:p>
          </table:table-cell>
          <table:table-cell table:style-name="ce434" table:formula="of:=[.Q31]+[.O32]" office:value-type="currency" office:currency="USD" office:value="99036.0514316413" calcext:value-type="currency">
            <text:p>$99.036,05</text:p>
          </table:table-cell>
          <table:table-cell table:style-name="ce373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248" table:formula="of:=[$'02-11-GLR'.F41]" office:value-type="currency" office:currency="TRY" office:value="24000" calcext:value-type="currency">
            <text:p>₺24.000,00</text:p>
          </table:table-cell>
          <table:table-cell table:style-name="ce373"/>
          <table:table-cell table:style-name="ce394" table:formula="of:=[.K33]/[.$E$5]" office:value-type="percentage" office:value="0.77854867004209" calcext:value-type="percentage">
            <text:p>%77,85</text:p>
          </table:table-cell>
          <table:table-cell table:style-name="ce297" table:formula="of:=[.G32]*[.E33]" office:value-type="currency" office:currency="TRY" office:value="18718.0772569791" calcext:value-type="currency">
            <text:p>₺18.718,08</text:p>
          </table:table-cell>
          <table:table-cell table:style-name="ce404" table:formula="of:=[.H33]/[.S33]" office:value-type="currency" office:currency="USD" office:value="2186.69126833868" calcext:value-type="currency">
            <text:p>$2.187</text:p>
          </table:table-cell>
          <table:table-cell table:style-name="ce29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394" table:formula="of:=[.Q33]/[.$E$5]" office:value-type="percentage" office:value="0.22145132995791" calcext:value-type="percentage">
            <text:p>%22,15</text:p>
          </table:table-cell>
          <table:table-cell table:style-name="ce29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297" table:formula="of:=[.P32]+[.N33]" office:value-type="currency" office:currency="TRY" office:value="11328.1593119114" calcext:value-type="currency">
            <text:p>₺11.328,16</text:p>
          </table:table-cell>
          <table:table-cell table:style-name="ce434" table:formula="of:=[.Q32]+[.O33]" office:value-type="currency" office:currency="USD" office:value="99653.0984810596" calcext:value-type="currency">
            <text:p>$99.653,10</text:p>
          </table:table-cell>
          <table:table-cell table:style-name="ce373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248" table:formula="of:=[$'02-11-GLR'.F42]+[$'02-11-GLR'.F43]+[$'02-11-GLR'.F44]" office:value-type="currency" office:currency="TRY" office:value="7500" calcext:value-type="currency">
            <text:p>₺7.500,00</text:p>
          </table:table-cell>
          <table:table-cell table:style-name="ce373"/>
          <table:table-cell table:style-name="ce394" table:formula="of:=[.K34]/[.$E$5]" office:value-type="percentage" office:value="0.778120496550292" calcext:value-type="percentage">
            <text:p>%77,81</text:p>
          </table:table-cell>
          <table:table-cell table:style-name="ce297" table:formula="of:=[.G33]*[.E34]" office:value-type="currency" office:currency="TRY" office:value="5839.11502531568" calcext:value-type="currency">
            <text:p>₺5.839,12</text:p>
          </table:table-cell>
          <table:table-cell table:style-name="ce404" table:formula="of:=[.H34]/[.S34]" office:value-type="currency" office:currency="USD" office:value="677.391534259359" calcext:value-type="currency">
            <text:p>$677</text:p>
          </table:table-cell>
          <table:table-cell table:style-name="ce29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394" table:formula="of:=[.Q34]/[.$E$5]" office:value-type="percentage" office:value="0.221879503449708" calcext:value-type="percentage">
            <text:p>%22,19</text:p>
          </table:table-cell>
          <table:table-cell table:style-name="ce29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297" table:formula="of:=[.P33]+[.N34]" office:value-type="currency" office:currency="TRY" office:value="12989.0442865957" calcext:value-type="currency">
            <text:p>₺12.989,04</text:p>
          </table:table-cell>
          <table:table-cell table:style-name="ce434" table:formula="of:=[.Q33]+[.O34]" office:value-type="currency" office:currency="USD" office:value="99845.7765523687" calcext:value-type="currency">
            <text:p>$99.845,78</text:p>
          </table:table-cell>
          <table:table-cell table:style-name="ce373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248" table:formula="of:=[$'02-11-GLR'.F46]" office:value-type="currency" office:currency="TRY" office:value="28800" calcext:value-type="currency">
            <text:p>₺28.800,00</text:p>
          </table:table-cell>
          <table:table-cell table:style-name="ce373"/>
          <table:table-cell table:style-name="ce394" table:formula="of:=[.K35]/[.$E$5]" office:value-type="percentage" office:value="0.77642392687039" calcext:value-type="percentage">
            <text:p>%77,64</text:p>
          </table:table-cell>
          <table:table-cell table:style-name="ce297" table:formula="of:=[.G34]*[.E35]" office:value-type="currency" office:currency="TRY" office:value="22409.8703006484" calcext:value-type="currency">
            <text:p>₺22.409,87</text:p>
          </table:table-cell>
          <table:table-cell table:style-name="ce404" table:formula="of:=[.H35]/[.S35]" office:value-type="currency" office:currency="USD" office:value="2677.40385909778" calcext:value-type="currency">
            <text:p>$2.677</text:p>
          </table:table-cell>
          <table:table-cell table:style-name="ce29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394" table:formula="of:=[.Q35]/[.$E$5]" office:value-type="percentage" office:value="0.22357607312961" calcext:value-type="percentage">
            <text:p>%22,36</text:p>
          </table:table-cell>
          <table:table-cell table:style-name="ce29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297" table:formula="of:=[.P34]+[.N35]" office:value-type="currency" office:currency="TRY" office:value="19379.1739859473" calcext:value-type="currency">
            <text:p>₺19.379,17</text:p>
          </table:table-cell>
          <table:table-cell table:style-name="ce434" table:formula="of:=[.Q34]+[.O35]" office:value-type="currency" office:currency="USD" office:value="100609.232908325" calcext:value-type="currency">
            <text:p>$100.609,23</text:p>
          </table:table-cell>
          <table:table-cell table:style-name="ce373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248" table:formula="of:=[$'02-11-GLR'.F48]" office:value-type="currency" office:currency="TRY" office:value="43160" calcext:value-type="currency">
            <text:p>₺43.160,00</text:p>
          </table:table-cell>
          <table:table-cell table:style-name="ce373"/>
          <table:table-cell table:style-name="ce394" table:formula="of:=[.K36]/[.$E$5]" office:value-type="percentage" office:value="0.774647337840422" calcext:value-type="percentage">
            <text:p>%77,46</text:p>
          </table:table-cell>
          <table:table-cell table:style-name="ce297" table:formula="of:=[.G35]*[.E36]" office:value-type="currency" office:currency="TRY" office:value="33510.456683726" calcext:value-type="currency">
            <text:p>₺33.510,46</text:p>
          </table:table-cell>
          <table:table-cell table:style-name="ce404" table:formula="of:=[.H36]/[.S36]" office:value-type="currency" office:currency="USD" office:value="2776.34272441806" calcext:value-type="currency">
            <text:p>$2.776</text:p>
          </table:table-cell>
          <table:table-cell table:style-name="ce29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394" table:formula="of:=[.Q36]/[.$E$5]" office:value-type="percentage" office:value="0.225352662159579" calcext:value-type="percentage">
            <text:p>%22,54</text:p>
          </table:table-cell>
          <table:table-cell table:style-name="ce29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297" table:formula="of:=[.P35]+[.N36]" office:value-type="currency" office:currency="TRY" office:value="29028.7173022213" calcext:value-type="currency">
            <text:p>₺29.028,72</text:p>
          </table:table-cell>
          <table:table-cell table:style-name="ce434" table:formula="of:=[.Q35]+[.O36]" office:value-type="currency" office:currency="USD" office:value="101408.69797181" calcext:value-type="currency">
            <text:p>$101.408,70</text:p>
          </table:table-cell>
          <table:table-cell table:style-name="ce373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248" table:formula="of:=[$'02-11-GLR'.F50]" office:value-type="currency" office:currency="TRY" office:value="30000" calcext:value-type="currency">
            <text:p>₺30.000,00</text:p>
          </table:table-cell>
          <table:table-cell table:style-name="ce373"/>
          <table:table-cell table:style-name="ce394" table:formula="of:=[.K37]/[.$E$5]" office:value-type="percentage" office:value="0.772860951299323" calcext:value-type="percentage">
            <text:p>%77,29</text:p>
          </table:table-cell>
          <table:table-cell table:style-name="ce297" table:formula="of:=[.G36]*[.E37]" office:value-type="currency" office:currency="TRY" office:value="23239.4201352126" calcext:value-type="currency">
            <text:p>₺23.239,42</text:p>
          </table:table-cell>
          <table:table-cell table:style-name="ce404" table:formula="of:=[.H37]/[.S37]" office:value-type="currency" office:currency="USD" office:value="2763.30798278391" calcext:value-type="currency">
            <text:p>$2.763</text:p>
          </table:table-cell>
          <table:table-cell table:style-name="ce29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394" table:formula="of:=[.Q37]/[.$E$5]" office:value-type="percentage" office:value="0.227139048700677" calcext:value-type="percentage">
            <text:p>%22,71</text:p>
          </table:table-cell>
          <table:table-cell table:style-name="ce29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297" table:formula="of:=[.P36]+[.N37]" office:value-type="currency" office:currency="TRY" office:value="35789.2971670086" calcext:value-type="currency">
            <text:p>₺35.789,30</text:p>
          </table:table-cell>
          <table:table-cell table:style-name="ce434" table:formula="of:=[.Q36]+[.O37]" office:value-type="currency" office:currency="USD" office:value="102212.571915305" calcext:value-type="currency">
            <text:p>$102.212,57</text:p>
          </table:table-cell>
          <table:table-cell table:style-name="ce373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E132]" office:value-type="currency" office:currency="TRY" office:value="-15585" calcext:value-type="currency">
            <text:p>-₺15.585,00</text:p>
          </table:table-cell>
          <table:table-cell table:style-name="ce373"/>
          <table:table-cell table:style-name="ce394" table:formula="of:=[.K38]/[.$E$5]" office:value-type="percentage" office:value="0.773783176667045" calcext:value-type="percentage">
            <text:p>%77,38</text:p>
          </table:table-cell>
          <table:table-cell table:style-name="ce297" table:formula="of:=[.G37]*[.E38]" office:value-type="currency" office:currency="TRY" office:value="-12045.0379259999" calcext:value-type="currency">
            <text:p>-₺12.045,04</text:p>
          </table:table-cell>
          <table:table-cell table:style-name="ce404" table:formula="of:=[.H38]/[.S38]" office:value-type="currency" office:currency="USD" office:value="-1412.07947549824" calcext:value-type="currency">
            <text:p>-$1.412</text:p>
          </table:table-cell>
          <table:table-cell table:style-name="ce29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394" table:formula="of:=[.Q38]/[.$E$5]" office:value-type="percentage" office:value="0.226216823332956" calcext:value-type="percentage">
            <text:p>%22,62</text:p>
          </table:table-cell>
          <table:table-cell table:style-name="ce29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297" table:formula="of:=[.P37]+[.N38]" office:value-type="currency" office:currency="TRY" office:value="32249.3350930086" calcext:value-type="currency">
            <text:p>₺32.249,34</text:p>
          </table:table-cell>
          <table:table-cell table:style-name="ce434" table:formula="of:=[.Q37]+[.O38]" office:value-type="currency" office:currency="USD" office:value="101797.57049983" calcext:value-type="currency">
            <text:p>$101.797,57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E145]" office:value-type="currency" office:currency="TRY" office:value="-12305" calcext:value-type="currency">
            <text:p>-₺12.305,00</text:p>
          </table:table-cell>
          <table:table-cell table:style-name="ce373"/>
          <table:table-cell table:style-name="ce394" table:formula="of:=[.K39]/[.$E$5]" office:value-type="percentage" office:value="0.774508355255325" calcext:value-type="percentage">
            <text:p>%77,45</text:p>
          </table:table-cell>
          <table:table-cell table:style-name="ce297" table:formula="of:=[.G38]*[.E39]" office:value-type="currency" office:currency="TRY" office:value="-9521.40198888799" calcext:value-type="currency">
            <text:p>-₺9.521,40</text:p>
          </table:table-cell>
          <table:table-cell table:style-name="ce404" table:formula="of:=[.H39]/[.S39]" office:value-type="currency" office:currency="USD" office:value="-1116.22532108886" calcext:value-type="currency">
            <text:p>-$1.116</text:p>
          </table:table-cell>
          <table:table-cell table:style-name="ce29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394" table:formula="of:=[.Q39]/[.$E$5]" office:value-type="percentage" office:value="0.225491644744676" calcext:value-type="percentage">
            <text:p>%22,55</text:p>
          </table:table-cell>
          <table:table-cell table:style-name="ce29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297" table:formula="of:=[.P38]+[.N39]" office:value-type="currency" office:currency="TRY" office:value="29465.7370818966" calcext:value-type="currency">
            <text:p>₺29.465,74</text:p>
          </table:table-cell>
          <table:table-cell table:style-name="ce434" table:formula="of:=[.Q38]+[.O39]" office:value-type="currency" office:currency="USD" office:value="101471.240135104" calcext:value-type="currency">
            <text:p>$101.471,24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224"/>
          <table:table-cell/>
          <table:table-cell table:style-name="ce249" table:formula="of:=[$'02-12-GDR'.E118]" office:value-type="currency" office:currency="TRY" office:value="-4179.31" calcext:value-type="currency">
            <text:p>-₺4.179,31</text:p>
          </table:table-cell>
          <table:table-cell table:style-name="ce373"/>
          <table:table-cell table:style-name="ce394" table:formula="of:=[.K40]/[.$E$5]" office:value-type="percentage" office:value="0.77475386769138" calcext:value-type="percentage">
            <text:p>%77,48</text:p>
          </table:table-cell>
          <table:table-cell table:style-name="ce297" table:formula="of:=[.G39]*[.E40]" office:value-type="currency" office:currency="TRY" office:value="-3236.91051420213" calcext:value-type="currency">
            <text:p>-₺3.236,91</text:p>
          </table:table-cell>
          <table:table-cell table:style-name="ce404" table:formula="of:=[.H40]/[.S40]" office:value-type="currency" office:currency="USD" office:value="-379.473682790402" calcext:value-type="currency">
            <text:p>-$379</text:p>
          </table:table-cell>
          <table:table-cell table:style-name="ce29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394" table:formula="of:=[.Q40]/[.$E$5]" office:value-type="percentage" office:value="0.225246132308621" calcext:value-type="percentage">
            <text:p>%22,52</text:p>
          </table:table-cell>
          <table:table-cell table:style-name="ce29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297" table:formula="of:=[.P39]+[.N40]" office:value-type="currency" office:currency="TRY" office:value="28523.3375960987" calcext:value-type="currency">
            <text:p>₺28.523,34</text:p>
          </table:table-cell>
          <table:table-cell table:style-name="ce434" table:formula="of:=[.Q39]+[.O40]" office:value-type="currency" office:currency="USD" office:value="101360.759538879" calcext:value-type="currency">
            <text:p>$101.360,76</text:p>
          </table:table-cell>
          <table:table-cell table:style-name="ce373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1</text:p>
          </table:table-cell>
          <table:table-cell table:style-name="ce182"/>
          <table:table-cell table:style-name="ce233" table:formula="of:=SUM([.D31:.D40])" office:value-type="float" office:value="132760" calcext:value-type="float">
            <text:p>132760</text:p>
          </table:table-cell>
          <table:table-cell table:style-name="ce250" table:formula="of:=SUM([.E31:.E40])" office:value-type="currency" office:currency="TRY" office:value="120190.69" calcext:value-type="currency">
            <text:p>₺120.190,69</text:p>
          </table:table-cell>
          <table:table-cell table:style-name="ce375"/>
          <table:table-cell table:style-name="ce395"/>
          <table:table-cell table:style-name="ce250" table:formula="of:=SUM([.H31:.H40])" office:value-type="currency" office:currency="TRY" office:value="93592.3966826283" calcext:value-type="currency">
            <text:p>₺93.592,40</text:p>
          </table:table-cell>
          <table:table-cell table:style-name="ce405" table:formula="of:=SUM([.I31:.I40])" office:value-type="currency" office:currency="USD" office:value="9978.51341511515" calcext:value-type="currency">
            <text:p>$9.979</text:p>
          </table:table-cell>
          <table:table-cell table:style-name="ce419"/>
          <table:table-cell table:style-name="ce437"/>
          <table:table-cell table:style-name="ce411"/>
          <table:table-cell table:style-name="ce395"/>
          <table:table-cell table:style-name="ce250" table:formula="of:=SUM([.N31:.N40])" office:value-type="currency" office:currency="TRY" office:value="26598.2933173717" calcext:value-type="currency">
            <text:p>₺26.598,29</text:p>
          </table:table-cell>
          <table:table-cell table:style-name="ce405" table:formula="of:=SUM([.O31:.O40])" office:value-type="currency" office:currency="USD" office:value="2831.52167036208" calcext:value-type="currency">
            <text:p>$2.832</text:p>
          </table:table-cell>
          <table:table-cell table:style-name="ce454"/>
          <table:table-cell table:style-name="ce437"/>
          <table:table-cell table:style-name="ce461"/>
          <table:table-cell table:style-name="ce464"/>
          <table:table-cell table:number-columns-repeated="1005"/>
        </table:table-row>
        <table:table-row table:style-name="ro5">
          <table:table-cell table:number-columns-repeated="2"/>
          <table:table-cell table:style-name="ce225" office:value-type="string" calcext:value-type="string">
            <text:p>Toplam – Net 2018-21</text:p>
          </table:table-cell>
          <table:table-cell table:style-name="ce234" table:formula="of:=[.D41]+[.D29]" office:value-type="float" office:value="276029" calcext:value-type="float">
            <text:p>276029</text:p>
          </table:table-cell>
          <table:table-cell table:style-name="ce234" table:formula="of:=[.E41]+[.E29]" office:value-type="float" office:value="129790.156" calcext:value-type="float">
            <text:p>129790,156</text:p>
          </table:table-cell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225"/>
          <table:table-cell table:style-name="ce234" table:number-columns-repeated="2"/>
          <table:table-cell table:style-name="ce372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number-columns-repeated="1006"/>
        </table:table-row>
        <table:table-row table:style-name="ro5">
          <table:table-cell table:style-name="ce139" office:value-type="float" office:value="2022" calcext:value-type="float">
            <text:p>2022</text:p>
          </table:table-cell>
          <table:table-cell table:style-name="ce183" table:number-columns-repeated="2"/>
          <table:table-cell table:style-name="ce234"/>
          <table:table-cell table:style-name="ce248"/>
          <table:table-cell table:style-name="ce373"/>
          <table:table-cell table:style-name="ce394"/>
          <table:table-cell table:number-columns-repeated="5"/>
          <table:table-cell table:style-name="ce394"/>
          <table:table-cell table:number-columns-repeated="4"/>
          <table:table-cell table:style-name="ce372"/>
          <table:table-cell table:style-name="ce29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248" table:formula="of:=[$'02-11-GLR'.F57]+[$'02-11-GLR'.F58]+[$'02-11-GLR'.F59]" office:value-type="currency" office:currency="TRY" office:value="36000" calcext:value-type="currency">
            <text:p>₺36.000,00</text:p>
          </table:table-cell>
          <table:table-cell table:style-name="ce373"/>
          <table:table-cell table:style-name="ce394" table:formula="of:=[.K46]/[.$E$5]" office:value-type="percentage" office:value="0.773711664650044" calcext:value-type="percentage">
            <text:p>%77,37</text:p>
          </table:table-cell>
          <table:table-cell table:style-name="ce297" table:formula="of:=[.G40]*[.E46]" office:value-type="currency" office:currency="TRY" office:value="27891.1392368897" calcext:value-type="currency">
            <text:p>₺27.891,14</text:p>
          </table:table-cell>
          <table:table-cell table:style-name="ce404" table:formula="of:=[.H46]/[.S46]" office:value-type="currency" office:currency="USD" office:value="1613.13702931693" calcext:value-type="currency">
            <text:p>$1.613</text:p>
          </table:table-cell>
          <table:table-cell table:style-name="ce29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394" table:formula="of:=[.Q46]/[.$E$5]" office:value-type="percentage" office:value="0.226288335349956" calcext:value-type="percentage">
            <text:p>%22,63</text:p>
          </table:table-cell>
          <table:table-cell table:style-name="ce29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297" table:formula="of:=[.P40]+[.N46]" office:value-type="currency" office:currency="TRY" office:value="36632.198359209" calcext:value-type="currency">
            <text:p>₺36.632,20</text:p>
          </table:table-cell>
          <table:table-cell table:style-name="ce434" table:formula="of:=[.Q40]+[.O46]" office:value-type="currency" office:currency="USD" office:value="101829.75090748" calcext:value-type="currency">
            <text:p>$101.829,75</text:p>
          </table:table-cell>
          <table:table-cell table:style-name="ce373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252" table:formula="of:=[$'02-11-GLR'.F61]" office:value-type="currency" office:currency="TRY" office:value="20000" calcext:value-type="currency">
            <text:p>₺20.000,00</text:p>
          </table:table-cell>
          <table:table-cell table:style-name="ce373"/>
          <table:table-cell table:style-name="ce394" table:formula="of:=[.K47]/[.$E$5]" office:value-type="percentage" office:value="0.77314345790717" calcext:value-type="percentage">
            <text:p>%77,31</text:p>
          </table:table-cell>
          <table:table-cell table:style-name="ce297" table:formula="of:=[.G46]*[.E47]" office:value-type="currency" office:currency="TRY" office:value="15474.2332930009" calcext:value-type="currency">
            <text:p>₺15.474,23</text:p>
          </table:table-cell>
          <table:table-cell table:style-name="ce404" table:formula="of:=[.H47]/[.S47]" office:value-type="currency" office:currency="USD" office:value="894.464352196583" calcext:value-type="currency">
            <text:p>$894</text:p>
          </table:table-cell>
          <table:table-cell table:style-name="ce29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394" table:formula="of:=[.Q47]/[.$E$5]" office:value-type="percentage" office:value="0.226856542092831" calcext:value-type="percentage">
            <text:p>%22,69</text:p>
          </table:table-cell>
          <table:table-cell table:style-name="ce29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297" table:formula="of:=[.P46]+[.N47]" office:value-type="currency" office:currency="TRY" office:value="41157.9650662082" calcext:value-type="currency">
            <text:p>₺41.157,97</text:p>
          </table:table-cell>
          <table:table-cell table:style-name="ce434" table:formula="of:=[.Q46]+[.O47]" office:value-type="currency" office:currency="USD" office:value="102085.443941774" calcext:value-type="currency">
            <text:p>$102.085,44</text:p>
          </table:table-cell>
          <table:table-cell table:style-name="ce373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252" table:formula="of:=[$'02-11-GLR'.F62]" office:value-type="currency" office:currency="TRY" office:value="25000" calcext:value-type="currency">
            <text:p>₺25.000,00</text:p>
          </table:table-cell>
          <table:table-cell table:style-name="ce373"/>
          <table:table-cell table:style-name="ce394" table:formula="of:=[.K48]/[.$E$5]" office:value-type="percentage" office:value="0.772469493135652" calcext:value-type="percentage">
            <text:p>%77,25</text:p>
          </table:table-cell>
          <table:table-cell table:style-name="ce297" table:formula="of:=[.G47]*[.E48]" office:value-type="currency" office:currency="TRY" office:value="19328.5864476792" calcext:value-type="currency">
            <text:p>₺19.328,59</text:p>
          </table:table-cell>
          <table:table-cell table:style-name="ce404" table:formula="of:=[.H48]/[.S48]" office:value-type="currency" office:currency="USD" office:value="1033.614248539" calcext:value-type="currency">
            <text:p>$1.034</text:p>
          </table:table-cell>
          <table:table-cell table:style-name="ce29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394" table:formula="of:=[.Q48]/[.$E$5]" office:value-type="percentage" office:value="0.227530506864349" calcext:value-type="percentage">
            <text:p>%22,75</text:p>
          </table:table-cell>
          <table:table-cell table:style-name="ce29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297" table:formula="of:=[.P47]+[.N48]" office:value-type="currency" office:currency="TRY" office:value="46829.3786185289" calcext:value-type="currency">
            <text:p>₺46.829,38</text:p>
          </table:table-cell>
          <table:table-cell table:style-name="ce434" table:formula="of:=[.Q47]+[.O48]" office:value-type="currency" office:currency="USD" office:value="102388.728088957" calcext:value-type="currency">
            <text:p>$102.388,73</text:p>
          </table:table-cell>
          <table:table-cell table:style-name="ce373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224"/>
          <table:table-cell/>
          <table:table-cell table:style-name="ce252" table:formula="of:=[$'02-12-GDR'.E156]" office:value-type="currency" office:currency="TRY" office:value="-15043.67" calcext:value-type="currency">
            <text:p>-₺15.043,67</text:p>
          </table:table-cell>
          <table:table-cell table:style-name="ce373"/>
          <table:table-cell table:style-name="ce394" table:formula="of:=[.K49]/[.$E$5]" office:value-type="percentage" office:value="0.772892072624565" calcext:value-type="percentage">
            <text:p>%77,29</text:p>
          </table:table-cell>
          <table:table-cell table:style-name="ce297" table:formula="of:=[.G48]*[.E49]" office:value-type="currency" office:currency="TRY" office:value="-11620.7761398" calcext:value-type="currency">
            <text:p>-₺11.620,78</text:p>
          </table:table-cell>
          <table:table-cell table:style-name="ce404" table:formula="of:=[.H49]/[.S49]" office:value-type="currency" office:currency="USD" office:value="-645.598674433334" calcext:value-type="currency">
            <text:p>-$646</text:p>
          </table:table-cell>
          <table:table-cell table:style-name="ce297" table:formula="of:=[.J48]+[.H49]" office:value-type="currency" office:currency="TRY" office:value="152340.001241671" calcext:value-type="currency">
            <text:p>₺152.340,--</text:p>
          </table:table-cell>
          <table:table-cell table:formula="of:=[.K48]-[.O49]" office:value-type="currency" office:currency="USD" office:value="347801.432681054" calcext:value-type="currency">
            <text:p>$347.801,43</text:p>
          </table:table-cell>
          <table:table-cell/>
          <table:table-cell table:style-name="ce394" table:formula="of:=[.Q49]/[.$E$5]" office:value-type="percentage" office:value="0.227107927375435" calcext:value-type="percentage">
            <text:p>%22,71</text:p>
          </table:table-cell>
          <table:table-cell table:style-name="ce297" table:formula="of:=[.M48]*[.E49]" office:value-type="currency" office:currency="TRY" office:value="-3422.89386019999" calcext:value-type="currency">
            <text:p>-₺3.422,89</text:p>
          </table:table-cell>
          <table:table-cell table:formula="of:=[.N49]/[.S49]" office:value-type="currency" office:currency="USD" office:value="-190.160770011111" calcext:value-type="currency">
            <text:p>-$190</text:p>
          </table:table-cell>
          <table:table-cell table:style-name="ce297" table:formula="of:=[.P48]+[.N49]" office:value-type="currency" office:currency="TRY" office:value="43406.4847583289" calcext:value-type="currency">
            <text:p>₺43.406,48</text:p>
          </table:table-cell>
          <table:table-cell table:style-name="ce434" table:formula="of:=[.Q48]+[.O49]" office:value-type="currency" office:currency="USD" office:value="102198.567318946" calcext:value-type="currency">
            <text:p>$102.198,57</text:p>
          </table:table-cell>
          <table:table-cell table:style-name="ce373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248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0]/[.$E$5]" office:value-type="percentage" office:value="0.771800863363903" calcext:value-type="percentage">
            <text:p>%77,18</text:p>
          </table:table-cell>
          <table:table-cell table:style-name="ce297" table:formula="of:=[.G49]*[.E50]" office:value-type="currency" office:currency="TRY" office:value="30915.6829049826" calcext:value-type="currency">
            <text:p>₺30.915,68</text:p>
          </table:table-cell>
          <table:table-cell table:style-name="ce404" table:formula="of:=[.H50]/[.S50]" office:value-type="currency" office:currency="USD" office:value="1671.11799486393" calcext:value-type="currency">
            <text:p>$1.671</text:p>
          </table:table-cell>
          <table:table-cell table:style-name="ce297" table:formula="of:=[.J49]+[.H50]" office:value-type="currency" office:currency="TRY" office:value="183255.684146654" calcext:value-type="currency">
            <text:p>₺183.255,68</text:p>
          </table:table-cell>
          <table:table-cell table:formula="of:=[.K49]-[.O50]" office:value-type="currency" office:currency="USD" office:value="347310.388513756" calcext:value-type="currency">
            <text:p>$347.310,39</text:p>
          </table:table-cell>
          <table:table-cell/>
          <table:table-cell table:style-name="ce394" table:formula="of:=[.Q50]/[.$E$5]" office:value-type="percentage" office:value="0.228199136636098" calcext:value-type="percentage">
            <text:p>%22,82</text:p>
          </table:table-cell>
          <table:table-cell table:style-name="ce297" table:formula="of:=[.M49]*[.E50]" office:value-type="currency" office:currency="TRY" office:value="9084.3170950174" calcext:value-type="currency">
            <text:p>₺9.084,32</text:p>
          </table:table-cell>
          <table:table-cell table:formula="of:=[.N50]/[.S50]" office:value-type="currency" office:currency="USD" office:value="491.044167298238" calcext:value-type="currency">
            <text:p>$491</text:p>
          </table:table-cell>
          <table:table-cell table:style-name="ce297" table:formula="of:=[.P49]+[.N50]" office:value-type="currency" office:currency="TRY" office:value="52490.8018533463" calcext:value-type="currency">
            <text:p>₺52.490,80</text:p>
          </table:table-cell>
          <table:table-cell table:style-name="ce434" table:formula="of:=[.Q49]+[.O50]" office:value-type="currency" office:currency="USD" office:value="102689.611486244" calcext:value-type="currency">
            <text:p>$102.689,61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1]/[.$E$5]" office:value-type="percentage" office:value="0.771773452056199" calcext:value-type="percentage">
            <text:p>%77,18</text:p>
          </table:table-cell>
          <table:table-cell table:style-name="ce297" table:formula="of:=[.G50]*[.E51]" office:value-type="currency" office:currency="TRY" office:value="771.800863363903" calcext:value-type="currency">
            <text:p>₺771,80</text:p>
          </table:table-cell>
          <table:table-cell table:style-name="ce404" table:formula="of:=[.H51]/[.S51]" office:value-type="currency" office:currency="USD" office:value="41.718965587238" calcext:value-type="currency">
            <text:p>$42</text:p>
          </table:table-cell>
          <table:table-cell table:style-name="ce297" table:formula="of:=[.J50]+[.H51]" office:value-type="currency" office:currency="TRY" office:value="184027.485010018" calcext:value-type="currency">
            <text:p>₺184.027,49</text:p>
          </table:table-cell>
          <table:table-cell table:formula="of:=[.K50]-[.O51]" office:value-type="currency" office:currency="USD" office:value="347298.053425289" calcext:value-type="currency">
            <text:p>$347.298,05</text:p>
          </table:table-cell>
          <table:table-cell/>
          <table:table-cell table:style-name="ce394" table:formula="of:=[.Q51]/[.$E$5]" office:value-type="percentage" office:value="0.228226547943802" calcext:value-type="percentage">
            <text:p>%22,82</text:p>
          </table:table-cell>
          <table:table-cell table:style-name="ce297" table:formula="of:=[.M50]*[.E51]" office:value-type="currency" office:currency="TRY" office:value="228.199136636098" calcext:value-type="currency">
            <text:p>₺228,20</text:p>
          </table:table-cell>
          <table:table-cell table:formula="of:=[.N51]/[.S51]" office:value-type="currency" office:currency="USD" office:value="12.3350884668161" calcext:value-type="currency">
            <text:p>$12</text:p>
          </table:table-cell>
          <table:table-cell table:style-name="ce297" table:formula="of:=[.P50]+[.N51]" office:value-type="currency" office:currency="TRY" office:value="52719.0009899824" calcext:value-type="currency">
            <text:p>₺52.719,--</text:p>
          </table:table-cell>
          <table:table-cell table:style-name="ce434" table:formula="of:=[.Q50]+[.O51]" office:value-type="currency" office:currency="USD" office:value="102701.946574711" calcext:value-type="currency">
            <text:p>$102.701,95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248" table:formula="of:=[$'02-11-GLR'.F68]" office:value-type="currency" office:currency="TRY" office:value="40000" calcext:value-type="currency">
            <text:p>₺40.000,00</text:p>
          </table:table-cell>
          <table:table-cell table:style-name="ce373"/>
          <table:table-cell table:style-name="ce394" table:formula="of:=[.K52]/[.$E$5]" office:value-type="percentage" office:value="0.770733103119703" calcext:value-type="percentage">
            <text:p>%77,07</text:p>
          </table:table-cell>
          <table:table-cell table:style-name="ce297" table:formula="of:=[.G51]*[.E52]" office:value-type="currency" office:currency="TRY" office:value="30870.9380822479" calcext:value-type="currency">
            <text:p>₺30.870,94</text:p>
          </table:table-cell>
          <table:table-cell table:style-name="ce404" table:formula="of:=[.H52]/[.S52]" office:value-type="currency" office:currency="USD" office:value="1583.12502985887" calcext:value-type="currency">
            <text:p>$1.583</text:p>
          </table:table-cell>
          <table:table-cell table:style-name="ce297" table:formula="of:=[.J51]+[.H52]" office:value-type="currency" office:currency="TRY" office:value="214898.423092266" calcext:value-type="currency">
            <text:p>₺214.898,42</text:p>
          </table:table-cell>
          <table:table-cell table:formula="of:=[.K51]-[.O52]" office:value-type="currency" office:currency="USD" office:value="346829.896403866" calcext:value-type="currency">
            <text:p>$346.829,90</text:p>
          </table:table-cell>
          <table:table-cell/>
          <table:table-cell table:style-name="ce394" table:formula="of:=[.Q52]/[.$E$5]" office:value-type="percentage" office:value="0.229266896880298" calcext:value-type="percentage">
            <text:p>%22,93</text:p>
          </table:table-cell>
          <table:table-cell table:style-name="ce297" table:formula="of:=[.M51]*[.E52]" office:value-type="currency" office:currency="TRY" office:value="9129.06191775207" calcext:value-type="currency">
            <text:p>₺9.129,06</text:p>
          </table:table-cell>
          <table:table-cell table:formula="of:=[.N52]/[.S52]" office:value-type="currency" office:currency="USD" office:value="468.157021423183" calcext:value-type="currency">
            <text:p>$468</text:p>
          </table:table-cell>
          <table:table-cell table:style-name="ce297" table:formula="of:=[.P51]+[.N52]" office:value-type="currency" office:currency="TRY" office:value="61848.0629077345" calcext:value-type="currency">
            <text:p>₺61.848,06</text:p>
          </table:table-cell>
          <table:table-cell table:style-name="ce434" table:formula="of:=[.Q51]+[.O52]" office:value-type="currency" office:currency="USD" office:value="103170.103596134" calcext:value-type="currency">
            <text:p>$103.170,10</text:p>
          </table:table-cell>
          <table:table-cell table:style-name="ce373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3]/[.$E$5]" office:value-type="percentage" office:value="0.77070556355251" calcext:value-type="percentage">
            <text:p>%77,07</text:p>
          </table:table-cell>
          <table:table-cell table:style-name="ce297" table:formula="of:=[.G52]*[.E53]" office:value-type="currency" office:currency="TRY" office:value="770.733103119703" calcext:value-type="currency">
            <text:p>₺770,73</text:p>
          </table:table-cell>
          <table:table-cell table:style-name="ce404" table:formula="of:=[.H53]/[.S53]" office:value-type="currency" office:currency="USD" office:value="41.6612488172812" calcext:value-type="currency">
            <text:p>$42</text:p>
          </table:table-cell>
          <table:table-cell table:style-name="ce297" table:formula="of:=[.J52]+[.H53]" office:value-type="currency" office:currency="TRY" office:value="215669.156195385" calcext:value-type="currency">
            <text:p>₺215.669,16</text:p>
          </table:table-cell>
          <table:table-cell table:formula="of:=[.K52]-[.O53]" office:value-type="currency" office:currency="USD" office:value="346817.503598629" calcext:value-type="currency">
            <text:p>$346.817,50</text:p>
          </table:table-cell>
          <table:table-cell/>
          <table:table-cell table:style-name="ce394" table:formula="of:=[.Q53]/[.$E$5]" office:value-type="percentage" office:value="0.229294436447491" calcext:value-type="percentage">
            <text:p>%22,93</text:p>
          </table:table-cell>
          <table:table-cell table:style-name="ce297" table:formula="of:=[.M52]*[.E53]" office:value-type="currency" office:currency="TRY" office:value="229.266896880298" calcext:value-type="currency">
            <text:p>₺229,27</text:p>
          </table:table-cell>
          <table:table-cell table:formula="of:=[.N53]/[.S53]" office:value-type="currency" office:currency="USD" office:value="12.3928052367729" calcext:value-type="currency">
            <text:p>$12</text:p>
          </table:table-cell>
          <table:table-cell table:style-name="ce297" table:formula="of:=[.P52]+[.N53]" office:value-type="currency" office:currency="TRY" office:value="62077.3298046148" calcext:value-type="currency">
            <text:p>₺62.077,33</text:p>
          </table:table-cell>
          <table:table-cell table:style-name="ce434" table:formula="of:=[.Q52]+[.O53]" office:value-type="currency" office:currency="USD" office:value="103182.496401371" calcext:value-type="currency">
            <text:p>$103.182,50</text:p>
          </table:table-cell>
          <table:table-cell table:style-name="ce373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248" office:value-type="currency" office:currency="TRY" office:value="82000" calcext:value-type="currency">
            <text:p>₺82.000,00</text:p>
          </table:table-cell>
          <table:table-cell table:style-name="ce373"/>
          <table:table-cell table:style-name="ce394" table:formula="of:=[.K54]/[.$E$5]" office:value-type="percentage" office:value="0.768459190340002" calcext:value-type="percentage">
            <text:p>%76,85</text:p>
          </table:table-cell>
          <table:table-cell table:style-name="ce297" table:formula="of:=[.G53]*[.E54]" office:value-type="currency" office:currency="TRY" office:value="63197.8562113058" calcext:value-type="currency">
            <text:p>₺63.197,86</text:p>
          </table:table-cell>
          <table:table-cell table:style-name="ce404" table:formula="of:=[.H54]/[.S54]" office:value-type="currency" office:currency="USD" office:value="3397.73420490891" calcext:value-type="currency">
            <text:p>$3.398</text:p>
          </table:table-cell>
          <table:table-cell table:style-name="ce297" table:formula="of:=[.J53]+[.H54]" office:value-type="currency" office:currency="TRY" office:value="278867.012406691" calcext:value-type="currency">
            <text:p>₺278.867,01</text:p>
          </table:table-cell>
          <table:table-cell table:formula="of:=[.K53]-[.O54]" office:value-type="currency" office:currency="USD" office:value="345806.635653001" calcext:value-type="currency">
            <text:p>$345.806,64</text:p>
          </table:table-cell>
          <table:table-cell/>
          <table:table-cell table:style-name="ce394" table:formula="of:=[.Q54]/[.$E$5]" office:value-type="percentage" office:value="0.231540809659999" calcext:value-type="percentage">
            <text:p>%23,15</text:p>
          </table:table-cell>
          <table:table-cell table:style-name="ce297" table:formula="of:=[.M53]*[.E54]" office:value-type="currency" office:currency="TRY" office:value="18802.1437886942" calcext:value-type="currency">
            <text:p>₺18.802,14</text:p>
          </table:table-cell>
          <table:table-cell table:formula="of:=[.N54]/[.S54]" office:value-type="currency" office:currency="USD" office:value="1010.86794562872" calcext:value-type="currency">
            <text:p>$1.011</text:p>
          </table:table-cell>
          <table:table-cell table:style-name="ce297" table:formula="of:=[.P53]+[.N54]" office:value-type="currency" office:currency="TRY" office:value="80879.473593309" calcext:value-type="currency">
            <text:p>₺80.879,47</text:p>
          </table:table-cell>
          <table:table-cell table:style-name="ce434" table:formula="of:=[.Q53]+[.O54]" office:value-type="currency" office:currency="USD" office:value="104193.364346999" calcext:value-type="currency">
            <text:p>$104.193,36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248" office:value-type="currency" office:currency="TRY" office:value="84000" calcext:value-type="currency">
            <text:p>₺84.000,00</text:p>
          </table:table-cell>
          <table:table-cell table:style-name="ce373"/>
          <table:table-cell table:style-name="ce394" table:formula="of:=[.K55]/[.$E$5]" office:value-type="percentage" office:value="0.76613548328965" calcext:value-type="percentage">
            <text:p>%76,61</text:p>
          </table:table-cell>
          <table:table-cell table:style-name="ce297" table:formula="of:=[.G54]*[.E55]" office:value-type="currency" office:currency="TRY" office:value="64550.5719885601" calcext:value-type="currency">
            <text:p>₺64.550,57</text:p>
          </table:table-cell>
          <table:table-cell table:style-name="ce404" table:formula="of:=[.H55]/[.S55]" office:value-type="currency" office:currency="USD" office:value="3470.46085960001" calcext:value-type="currency">
            <text:p>$3.470</text:p>
          </table:table-cell>
          <table:table-cell table:style-name="ce297" table:formula="of:=[.J54]+[.H55]" office:value-type="currency" office:currency="TRY" office:value="343417.584395251" calcext:value-type="currency">
            <text:p>₺343.417,58</text:p>
          </table:table-cell>
          <table:table-cell table:formula="of:=[.K54]-[.O55]" office:value-type="currency" office:currency="USD" office:value="344760.967480343" calcext:value-type="currency">
            <text:p>$344.760,97</text:p>
          </table:table-cell>
          <table:table-cell/>
          <table:table-cell table:style-name="ce394" table:formula="of:=[.Q55]/[.$E$5]" office:value-type="percentage" office:value="0.23386451671035" calcext:value-type="percentage">
            <text:p>%23,39</text:p>
          </table:table-cell>
          <table:table-cell table:style-name="ce297" table:formula="of:=[.M54]*[.E55]" office:value-type="currency" office:currency="TRY" office:value="19449.4280114399" calcext:value-type="currency">
            <text:p>₺19.449,43</text:p>
          </table:table-cell>
          <table:table-cell table:formula="of:=[.N55]/[.S55]" office:value-type="currency" office:currency="USD" office:value="1045.66817265806" calcext:value-type="currency">
            <text:p>$1.046</text:p>
          </table:table-cell>
          <table:table-cell table:style-name="ce297" table:formula="of:=[.P54]+[.N55]" office:value-type="currency" office:currency="TRY" office:value="100328.901604749" calcext:value-type="currency">
            <text:p>₺100.328,90</text:p>
          </table:table-cell>
          <table:table-cell table:style-name="ce434" table:formula="of:=[.Q54]+[.O55]" office:value-type="currency" office:currency="USD" office:value="105239.032519658" calcext:value-type="currency">
            <text:p>$105.239,03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6]/[.$E$5]" office:value-type="percentage" office:value="0.766108968038323" calcext:value-type="percentage">
            <text:p>%76,61</text:p>
          </table:table-cell>
          <table:table-cell table:style-name="ce297" table:formula="of:=[.G55]*[.E56]" office:value-type="currency" office:currency="TRY" office:value="766.13548328965" calcext:value-type="currency">
            <text:p>₺766,14</text:p>
          </table:table-cell>
          <table:table-cell table:style-name="ce404" table:formula="of:=[.H56]/[.S56]" office:value-type="currency" office:currency="USD" office:value="39.0885450657985" calcext:value-type="currency">
            <text:p>$39</text:p>
          </table:table-cell>
          <table:table-cell table:style-name="ce297" table:formula="of:=[.J55]+[.H56]" office:value-type="currency" office:currency="TRY" office:value="344183.719878541" calcext:value-type="currency">
            <text:p>₺344.183,72</text:p>
          </table:table-cell>
          <table:table-cell table:formula="of:=[.K55]-[.O56]" office:value-type="currency" office:currency="USD" office:value="344749.035617245" calcext:value-type="currency">
            <text:p>$344.749,04</text:p>
          </table:table-cell>
          <table:table-cell table:style-name="ce372"/>
          <table:table-cell table:style-name="ce394" table:formula="of:=[.Q55]/[.$E$5]" office:value-type="percentage" office:value="0.23386451671035" calcext:value-type="percentage">
            <text:p>%23,39</text:p>
          </table:table-cell>
          <table:table-cell table:style-name="ce297" table:formula="of:=[.M55]*[.E56]" office:value-type="currency" office:currency="TRY" office:value="233.86451671035" calcext:value-type="currency">
            <text:p>₺233,86</text:p>
          </table:table-cell>
          <table:table-cell table:formula="of:=[.N56]/[.S56]" office:value-type="currency" office:currency="USD" office:value="11.9318630974668" calcext:value-type="currency">
            <text:p>$12</text:p>
          </table:table-cell>
          <table:table-cell table:style-name="ce297" table:formula="of:=[.P55]+[.N56]" office:value-type="currency" office:currency="TRY" office:value="100562.766121459" calcext:value-type="currency">
            <text:p>₺100.562,77</text:p>
          </table:table-cell>
          <table:table-cell table:style-name="ce434" table:formula="of:=[.Q55]+[.O56]" office:value-type="currency" office:currency="USD" office:value="105250.964382755" calcext:value-type="currency">
            <text:p>$105.250,96</text:p>
          </table:table-cell>
          <table:table-cell table:style-name="ce373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3"/>
          <table:table-cell table:style-name="ce394" table:formula="of:=[.K57]/[.$E$5]" office:value-type="percentage" office:value="0.766081027235848" calcext:value-type="percentage">
            <text:p>%76,61</text:p>
          </table:table-cell>
          <table:table-cell table:style-name="ce297" table:formula="of:=[.G56]*[.E57]" office:value-type="currency" office:currency="TRY" office:value="766.108968038323" calcext:value-type="currency">
            <text:p>₺766,11</text:p>
          </table:table-cell>
          <table:table-cell table:style-name="ce404" table:formula="of:=[.H57]/[.S57]" office:value-type="currency" office:currency="USD" office:value="41.1886541956087" calcext:value-type="currency">
            <text:p>$41</text:p>
          </table:table-cell>
          <table:table-cell table:style-name="ce297" table:formula="of:=[.J56]+[.H57]" office:value-type="currency" office:currency="TRY" office:value="344949.828846579" calcext:value-type="currency">
            <text:p>₺344.949,83</text:p>
          </table:table-cell>
          <table:table-cell table:formula="of:=[.K56]-[.O57]" office:value-type="currency" office:currency="USD" office:value="344736.462256132" calcext:value-type="currency">
            <text:p>$344.736,46</text:p>
          </table:table-cell>
          <table:table-cell table:style-name="ce372"/>
          <table:table-cell table:style-name="ce394" table:formula="of:=[.Q57]/[.$E$5]" office:value-type="percentage" office:value="0.233918972764152" calcext:value-type="percentage">
            <text:p>%23,39</text:p>
          </table:table-cell>
          <table:table-cell table:style-name="ce297" table:formula="of:=[.M56]*[.E57]" office:value-type="currency" office:currency="TRY" office:value="233.86451671035" calcext:value-type="currency">
            <text:p>₺233,86</text:p>
          </table:table-cell>
          <table:table-cell table:formula="of:=[.N57]/[.S57]" office:value-type="currency" office:currency="USD" office:value="12.5733611134597" calcext:value-type="currency">
            <text:p>$13</text:p>
          </table:table-cell>
          <table:table-cell table:style-name="ce297" table:formula="of:=[.P56]+[.N57]" office:value-type="currency" office:currency="TRY" office:value="100796.63063817" calcext:value-type="currency">
            <text:p>₺100.796,63</text:p>
          </table:table-cell>
          <table:table-cell table:style-name="ce434" table:formula="of:=[.Q56]+[.O57]" office:value-type="currency" office:currency="USD" office:value="105263.537743868" calcext:value-type="currency">
            <text:p>$105.263,54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8]/[.$E$5]" office:value-type="percentage" office:value="0.766052985645178" calcext:value-type="percentage">
            <text:p>%76,61</text:p>
          </table:table-cell>
          <table:table-cell table:style-name="ce297" table:formula="of:=[.G57]*[.E58]" office:value-type="currency" office:currency="TRY" office:value="766.081027235848" calcext:value-type="currency">
            <text:p>₺766,08</text:p>
          </table:table-cell>
          <table:table-cell table:style-name="ce404" table:formula="of:=[.H58]/[.S58]" office:value-type="currency" office:currency="USD" office:value="41.1871520019273" calcext:value-type="currency">
            <text:p>$41</text:p>
          </table:table-cell>
          <table:table-cell table:style-name="ce297" table:formula="of:=[.J67]+[.H58]" office:value-type="currency" office:currency="TRY" office:value="366272.357938597" calcext:value-type="currency">
            <text:p>₺366.272,36</text:p>
          </table:table-cell>
          <table:table-cell table:formula="of:=[.K57]-[.O58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58]/[.$E$5]" office:value-type="percentage" office:value="0" calcext:value-type="percentage">
            <text:p>%0,00</text:p>
          </table:table-cell>
          <table:table-cell table:style-name="ce297" table:formula="of:=[.M67]*[.E58]" office:value-type="currency" office:currency="TRY" office:value="234.70811390953" calcext:value-type="currency">
            <text:p>₺234,71</text:p>
          </table:table-cell>
          <table:table-cell table:formula="of:=[.N58]/[.S58]" office:value-type="currency" office:currency="USD" office:value="12.6187158015876" calcext:value-type="currency">
            <text:p>$13</text:p>
          </table:table-cell>
          <table:table-cell table:style-name="ce297" table:formula="of:=[.P67]+[.N58]" office:value-type="currency" office:currency="TRY" office:value="107316.847975011" calcext:value-type="currency">
            <text:p>₺107.316,85</text:p>
          </table:table-cell>
          <table:table-cell table:style-name="ce434"/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59]/[.$E$5]" office:value-type="percentage" office:value="0.766052985645178" calcext:value-type="percentage">
            <text:p>%76,61</text:p>
          </table:table-cell>
          <table:table-cell table:style-name="ce297" table:formula="of:=[.G58]*[.E59]" office:value-type="currency" office:currency="TRY" office:value="766.052985645178" calcext:value-type="currency">
            <text:p>₺766,05</text:p>
          </table:table-cell>
          <table:table-cell table:style-name="ce404" table:formula="of:=[.H59]/[.S59]" office:value-type="currency" office:currency="USD" office:value="41.1856443895257" calcext:value-type="currency">
            <text:p>$41</text:p>
          </table:table-cell>
          <table:table-cell table:style-name="ce297" table:formula="of:=[.J58]+[.H59]" office:value-type="currency" office:currency="TRY" office:value="367038.410924242" calcext:value-type="currency">
            <text:p>₺367.038,41</text:p>
          </table:table-cell>
          <table:table-cell table:formula="of:=[.K58]-[.O59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59]/[.$E$5]" office:value-type="percentage" office:value="0" calcext:value-type="percentage">
            <text:p>%0,00</text:p>
          </table:table-cell>
          <table:table-cell table:style-name="ce297" table:formula="of:=[.M58]*[.E59]" office:value-type="currency" office:currency="TRY" office:value="0" calcext:value-type="currency">
            <text:p>₺0,--</text:p>
          </table:table-cell>
          <table:table-cell table:formula="of:=[.N59]/[.S59]" office:value-type="currency" office:currency="USD" office:value="0" calcext:value-type="currency">
            <text:p>$0</text:p>
          </table:table-cell>
          <table:table-cell table:style-name="ce297" table:formula="of:=[.P58]+[.N59]" office:value-type="currency" office:currency="TRY" office:value="107316.847975011" calcext:value-type="currency">
            <text:p>₺107.316,85</text:p>
          </table:table-cell>
          <table:table-cell table:style-name="ce434" table:formula="of:=[.Q58]+[.O59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0]/[.$E$5]" office:value-type="percentage" office:value="0.766052985645178" calcext:value-type="percentage">
            <text:p>%76,61</text:p>
          </table:table-cell>
          <table:table-cell table:style-name="ce297" table:formula="of:=[.G59]*[.E60]" office:value-type="currency" office:currency="TRY" office:value="766.052985645178" calcext:value-type="currency">
            <text:p>₺766,05</text:p>
          </table:table-cell>
          <table:table-cell table:style-name="ce404" table:formula="of:=[.H60]/[.S60]" office:value-type="currency" office:currency="USD" office:value="41.1856443895257" calcext:value-type="currency">
            <text:p>$41</text:p>
          </table:table-cell>
          <table:table-cell table:style-name="ce297" table:formula="of:=[.J59]+[.H60]" office:value-type="currency" office:currency="TRY" office:value="367804.463909887" calcext:value-type="currency">
            <text:p>₺367.804,46</text:p>
          </table:table-cell>
          <table:table-cell table:formula="of:=[.K59]-[.O60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60]/[.$E$5]" office:value-type="percentage" office:value="0" calcext:value-type="percentage">
            <text:p>%0,00</text:p>
          </table:table-cell>
          <table:table-cell table:style-name="ce297" table:formula="of:=[.M59]*[.E60]" office:value-type="currency" office:currency="TRY" office:value="0" calcext:value-type="currency">
            <text:p>₺0,--</text:p>
          </table:table-cell>
          <table:table-cell table:formula="of:=[.N60]/[.S60]" office:value-type="currency" office:currency="USD" office:value="0" calcext:value-type="currency">
            <text:p>$0</text:p>
          </table:table-cell>
          <table:table-cell table:style-name="ce297" table:formula="of:=[.P59]+[.N60]" office:value-type="currency" office:currency="TRY" office:value="107316.847975011" calcext:value-type="currency">
            <text:p>₺107.316,85</text:p>
          </table:table-cell>
          <table:table-cell table:style-name="ce434" table:formula="of:=[.Q59]+[.O60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248" office:value-type="currency" office:currency="TRY" office:value="1000" calcext:value-type="currency">
            <text:p>₺1.000,00</text:p>
          </table:table-cell>
          <table:table-cell table:style-name="ce372"/>
          <table:table-cell table:style-name="ce394" table:formula="of:=[.K61]/[.$E$5]" office:value-type="percentage" office:value="0.766052985645178" calcext:value-type="percentage">
            <text:p>%76,61</text:p>
          </table:table-cell>
          <table:table-cell table:style-name="ce297" table:formula="of:=[.G60]*[.E61]" office:value-type="currency" office:currency="TRY" office:value="766.052985645178" calcext:value-type="currency">
            <text:p>₺766,05</text:p>
          </table:table-cell>
          <table:table-cell table:style-name="ce404" table:formula="of:=[.H61]/[.S61]" office:value-type="currency" office:currency="USD" office:value="41.1856443895257" calcext:value-type="currency">
            <text:p>$41</text:p>
          </table:table-cell>
          <table:table-cell table:style-name="ce297" table:formula="of:=[.J60]+[.H61]" office:value-type="currency" office:currency="TRY" office:value="368570.516895532" calcext:value-type="currency">
            <text:p>₺368.570,52</text:p>
          </table:table-cell>
          <table:table-cell table:formula="of:=[.K60]-[.O61]" office:value-type="currency" office:currency="USD" office:value="344723.84354033" calcext:value-type="currency">
            <text:p>$344.723,84</text:p>
          </table:table-cell>
          <table:table-cell/>
          <table:table-cell table:style-name="ce394" table:formula="of:=[.Q61]/[.$E$5]" office:value-type="percentage" office:value="0" calcext:value-type="percentage">
            <text:p>%0,00</text:p>
          </table:table-cell>
          <table:table-cell table:style-name="ce297" table:formula="of:=[.M60]*[.E61]" office:value-type="currency" office:currency="TRY" office:value="0" calcext:value-type="currency">
            <text:p>₺0,--</text:p>
          </table:table-cell>
          <table:table-cell table:formula="of:=[.N61]/[.S61]" office:value-type="currency" office:currency="USD" office:value="0" calcext:value-type="currency">
            <text:p>$0</text:p>
          </table:table-cell>
          <table:table-cell table:style-name="ce297" table:formula="of:=[.P60]+[.N61]" office:value-type="currency" office:currency="TRY" office:value="107316.847975011" calcext:value-type="currency">
            <text:p>₺107.316,85</text:p>
          </table:table-cell>
          <table:table-cell table:style-name="ce434" table:formula="of:=[.Q60]+[.O61]" office:value-type="currency" office:currency="USD" office:value="0" calcext:value-type="currency">
            <text:p>$0,00</text:p>
          </table:table-cell>
          <table:table-cell table:style-name="ce373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office:value-type="string" calcext:value-type="string">
            <text:p>Yıllık Toplam 2022</text:p>
          </table:table-cell>
          <table:table-cell table:style-name="ce182"/>
          <table:table-cell table:style-name="ce233" table:formula="of:=SUM([.D46:.D61])" office:value-type="float" office:value="335000" calcext:value-type="float">
            <text:p>335000</text:p>
          </table:table-cell>
          <table:table-cell table:style-name="ce253" table:formula="of:=SUM([.E46:.E61])" office:value-type="currency" office:currency="TRY" office:value="319956.33" calcext:value-type="currency">
            <text:p>₺319.956,33</text:p>
          </table:table-cell>
          <table:table-cell table:style-name="ce375"/>
          <table:table-cell table:style-name="ce395"/>
          <table:table-cell table:style-name="ce402" table:formula="of:=SUM([.H46:.H57])" office:value-type="currency" office:currency="TRY" office:value="243683.010442678" calcext:value-type="currency">
            <text:p>₺243.683,01</text:p>
          </table:table-cell>
          <table:table-cell table:style-name="ce405" table:formula="of:=SUM([.I46:.I61])" office:value-type="currency" office:currency="USD" office:value="13346.4565436873" calcext:value-type="currency">
            <text:p>$13.346</text:p>
          </table:table-cell>
          <table:table-cell table:style-name="ce419"/>
          <table:table-cell table:style-name="ce437"/>
          <table:table-cell table:style-name="ce377"/>
          <table:table-cell table:style-name="ce444"/>
          <table:table-cell table:style-name="ce402" table:formula="of:=SUM([.N46:.N57])" office:value-type="currency" office:currency="TRY" office:value="72273.2930420709" calcext:value-type="currency">
            <text:p>₺72.273,29</text:p>
          </table:table-cell>
          <table:table-cell table:style-name="ce405" table:formula="of:=SUM([.O46:.O61])" office:value-type="currency" office:currency="USD" office:value="3915.3969207908" calcext:value-type="currency">
            <text:p>$3.915</text:p>
          </table:table-cell>
          <table:table-cell table:style-name="ce454"/>
          <table:table-cell table:style-name="ce437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 table:style-name="ce135"/>
          <table:table-cell table:style-name="ce195"/>
          <table:table-cell table:style-name="ce225" office:value-type="string" calcext:value-type="string">
            <text:p>Toplam – Net 2018-22</text:p>
          </table:table-cell>
          <table:table-cell table:style-name="ce234" table:formula="of:=[.D62]+[.D42]" office:value-type="float" office:value="611029" calcext:value-type="float">
            <text:p>611029</text:p>
          </table:table-cell>
          <table:table-cell table:style-name="ce234" table:formula="of:=[.E62]+[.E42]" office:value-type="float" office:value="449746.486" calcext:value-type="float">
            <text:p>449746,486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5"/>
          <table:table-cell table:style-name="ce195" table:number-columns-repeated="2"/>
          <table:table-cell table:style-name="ce235"/>
          <table:table-cell table:style-name="ce254"/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/>
          <table:table-cell table:style-name="ce254" office:value-type="currency" office:currency="TRY" office:value="11769" calcext:value-type="currency">
            <text:p>₺11.769,00</text:p>
          </table:table-cell>
          <table:table-cell table:style-name="ce373"/>
          <table:table-cell table:style-name="ce394" table:formula="of:=[.K65]/[.$E$5]" office:value-type="percentage" office:value="0.765707349437964" calcext:value-type="percentage">
            <text:p>%76,57</text:p>
          </table:table-cell>
          <table:table-cell table:style-name="ce297" table:formula="of:=[.G61]*[.E65]" office:value-type="currency" office:currency="TRY" office:value="9015.6775880581" calcext:value-type="currency">
            <text:p>₺9.015,68</text:p>
          </table:table-cell>
          <table:table-cell table:style-name="ce404" table:formula="of:=[.H65]/[.S65]" office:value-type="currency" office:currency="USD" office:value="509.360315709497" calcext:value-type="currency">
            <text:p>$509</text:p>
          </table:table-cell>
          <table:table-cell table:style-name="ce297" table:formula="of:=[.J57]+[.H65]" office:value-type="currency" office:currency="TRY" office:value="353965.506434637" calcext:value-type="currency">
            <text:p>₺353.965,51</text:p>
          </table:table-cell>
          <table:table-cell table:formula="of:=[.K61]-[.O65]" office:value-type="currency" office:currency="USD" office:value="344568.307247084" calcext:value-type="currency">
            <text:p>$344.568,31</text:p>
          </table:table-cell>
          <table:table-cell table:style-name="ce372"/>
          <table:table-cell table:style-name="ce394" table:formula="of:=[.Q65]/[.$E$5]" office:value-type="percentage" office:value="0.234264608971366" calcext:value-type="percentage">
            <text:p>%23,43</text:p>
          </table:table-cell>
          <table:table-cell table:style-name="ce297" table:formula="of:=[.M57]*[.E65]" office:value-type="currency" office:currency="TRY" office:value="2752.99239046131" calcext:value-type="currency">
            <text:p>₺2.752,99</text:p>
          </table:table-cell>
          <table:table-cell table:formula="of:=[.N65]/[.S65]" office:value-type="currency" office:currency="USD" office:value="155.536293246402" calcext:value-type="currency">
            <text:p>$156</text:p>
          </table:table-cell>
          <table:table-cell table:style-name="ce297" table:formula="of:=[.P57]+[.N65]" office:value-type="currency" office:currency="TRY" office:value="103549.623028631" calcext:value-type="currency">
            <text:p>₺103.549,62</text:p>
          </table:table-cell>
          <table:table-cell table:style-name="ce434" table:formula="of:=[.Q57]+[.O65]" office:value-type="currency" office:currency="USD" office:value="105419.074037115" calcext:value-type="currency">
            <text:p>$105.419,07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3892.36" calcext:value-type="float">
            <text:p>3892,36</text:p>
          </table:table-cell>
          <table:table-cell table:style-name="ce254" office:value-type="currency" office:currency="TRY" office:value="3892.36" calcext:value-type="currency">
            <text:p>₺3.892,36</text:p>
          </table:table-cell>
          <table:table-cell table:style-name="ce373"/>
          <table:table-cell table:style-name="ce394" table:formula="of:=[.K66]/[.$E$5]" office:value-type="percentage" office:value="0.765592868308852" calcext:value-type="percentage">
            <text:p>%76,56</text:p>
          </table:table-cell>
          <table:table-cell table:style-name="ce297" table:formula="of:=[.G65]*[.E66]" office:value-type="currency" office:currency="TRY" office:value="2980.40865865835" calcext:value-type="currency">
            <text:p>₺2.980,41</text:p>
          </table:table-cell>
          <table:table-cell table:style-name="ce404" table:formula="of:=[.H66]/[.S66]" office:value-type="currency" office:currency="USD" office:value="168.384669980698" calcext:value-type="currency">
            <text:p>$168</text:p>
          </table:table-cell>
          <table:table-cell table:style-name="ce297" table:formula="of:=[.J65]+[.H66]" office:value-type="currency" office:currency="TRY" office:value="356945.915093296" calcext:value-type="currency">
            <text:p>₺356.945,92</text:p>
          </table:table-cell>
          <table:table-cell table:formula="of:=[.K65]-[.O66]" office:value-type="currency" office:currency="USD" office:value="344516.790738983" calcext:value-type="currency">
            <text:p>$344.516,79</text:p>
          </table:table-cell>
          <table:table-cell table:style-name="ce372"/>
          <table:table-cell table:style-name="ce394" table:formula="of:=[.Q66]/[.$E$5]" office:value-type="percentage" office:value="0.234379090100478" calcext:value-type="percentage">
            <text:p>%23,44</text:p>
          </table:table-cell>
          <table:table-cell table:style-name="ce297" table:formula="of:=[.M65]*[.E66]" office:value-type="currency" office:currency="TRY" office:value="911.842193375788" calcext:value-type="currency">
            <text:p>₺911,84</text:p>
          </table:table-cell>
          <table:table-cell table:formula="of:=[.N66]/[.S66]" office:value-type="currency" office:currency="USD" office:value="51.516508100327" calcext:value-type="currency">
            <text:p>$52</text:p>
          </table:table-cell>
          <table:table-cell table:style-name="ce297" table:formula="of:=[.P65]+[.N66]" office:value-type="currency" office:currency="TRY" office:value="104461.465222007" calcext:value-type="currency">
            <text:p>₺104.461,47</text:p>
          </table:table-cell>
          <table:table-cell table:style-name="ce434" table:formula="of:=[.Q65]+[.O66]" office:value-type="currency" office:currency="USD" office:value="105470.590545215" calcext:value-type="currency">
            <text:p>$105.470,59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235" office:value-type="float" office:value="11181.35" calcext:value-type="float">
            <text:p>11181,35</text:p>
          </table:table-cell>
          <table:table-cell table:style-name="ce254" office:value-type="currency" office:currency="TRY" office:value="11181.35" calcext:value-type="currency">
            <text:p>₺11.181,35</text:p>
          </table:table-cell>
          <table:table-cell table:style-name="ce373"/>
          <table:table-cell table:style-name="ce394" table:formula="of:=[.K67]/[.$E$5]" office:value-type="percentage" office:value="0.765263844499801" calcext:value-type="percentage">
            <text:p>%76,53</text:p>
          </table:table-cell>
          <table:table-cell table:style-name="ce297" table:formula="of:=[.G66]*[.E67]" office:value-type="currency" office:currency="TRY" office:value="8560.36181806518" calcext:value-type="currency">
            <text:p>₺8.560,36</text:p>
          </table:table-cell>
          <table:table-cell table:style-name="ce404" table:formula="of:=[.H67]/[.S67]" office:value-type="currency" office:currency="USD" office:value="483.636260907638" calcext:value-type="currency">
            <text:p>$484</text:p>
          </table:table-cell>
          <table:table-cell table:style-name="ce297" table:formula="of:=[.J66]+[.H67]" office:value-type="currency" office:currency="TRY" office:value="365506.276911361" calcext:value-type="currency">
            <text:p>₺365.506,28</text:p>
          </table:table-cell>
          <table:table-cell table:formula="of:=[.K66]-[.O67]" office:value-type="currency" office:currency="USD" office:value="344368.73002491" calcext:value-type="currency">
            <text:p>$344.368,73</text:p>
          </table:table-cell>
          <table:table-cell table:style-name="ce372"/>
          <table:table-cell table:style-name="ce394" table:formula="of:=[.Q67]/[.$E$5]" office:value-type="percentage" office:value="0.23470811390953" calcext:value-type="percentage">
            <text:p>%23,47</text:p>
          </table:table-cell>
          <table:table-cell table:style-name="ce297" table:formula="of:=[.M66]*[.E67]" office:value-type="currency" office:currency="TRY" office:value="2620.67463909498" calcext:value-type="currency">
            <text:p>₺2.620,67</text:p>
          </table:table-cell>
          <table:table-cell table:formula="of:=[.N67]/[.S67]" office:value-type="currency" office:currency="USD" office:value="148.060714073163" calcext:value-type="currency">
            <text:p>$148</text:p>
          </table:table-cell>
          <table:table-cell table:style-name="ce297" table:formula="of:=[.P66]+[.N67]" office:value-type="currency" office:currency="TRY" office:value="107082.139861102" calcext:value-type="currency">
            <text:p>₺107.082,14</text:p>
          </table:table-cell>
          <table:table-cell table:style-name="ce434" table:formula="of:=[.Q66]+[.O67]" office:value-type="currency" office:currency="USD" office:value="105618.651259288" calcext:value-type="currency">
            <text:p>$105.618,65</text:p>
          </table:table-cell>
          <table:table-cell table:style-name="ce373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142"/>
          <table:table-cell table:style-name="ce182" table:number-columns-repeated="2"/>
          <table:table-cell table:style-name="ce233" table:formula="of:=SUM([.D65:.D67])" office:value-type="float" office:value="15073.71" calcext:value-type="float">
            <text:p>15073,71</text:p>
          </table:table-cell>
          <table:table-cell table:style-name="ce250" table:formula="of:=SUM([.E65:.E67])" office:value-type="currency" office:currency="TRY" office:value="26842.71" calcext:value-type="currency">
            <text:p>₺26.842,71</text:p>
          </table:table-cell>
          <table:table-cell table:style-name="ce375"/>
          <table:table-cell table:style-name="ce395"/>
          <table:table-cell table:style-name="ce250" table:formula="of:=SUM([.H65:.H67])" office:value-type="currency" office:currency="TRY" office:value="20556.4480647816" calcext:value-type="currency">
            <text:p>₺20.556,45</text:p>
          </table:table-cell>
          <table:table-cell table:style-name="ce405" table:formula="of:=SUM([.I65:.I67])" office:value-type="currency" office:currency="USD" office:value="1161.38124659783" calcext:value-type="currency">
            <text:p>$1.161</text:p>
          </table:table-cell>
          <table:table-cell table:style-name="ce411"/>
          <table:table-cell table:style-name="ce437"/>
          <table:table-cell table:style-name="ce377"/>
          <table:table-cell table:style-name="ce395"/>
          <table:table-cell table:style-name="ce250" table:formula="of:=SUM([.N65:.N67])" office:value-type="currency" office:currency="TRY" office:value="6285.50922293208" calcext:value-type="currency">
            <text:p>₺6.285,51</text:p>
          </table:table-cell>
          <table:table-cell table:style-name="ce405" table:formula="of:=SUM([.O65:.O67])" office:value-type="currency" office:currency="USD" office:value="355.113515419891" calcext:value-type="currency">
            <text:p>$355</text:p>
          </table:table-cell>
          <table:table-cell table:style-name="ce454"/>
          <table:table-cell table:style-name="ce460"/>
          <table:table-cell table:style-name="ce375"/>
          <table:table-cell table:style-name="ce464"/>
          <table:table-cell table:number-columns-repeated="1005"/>
        </table:table-row>
        <table:table-row table:style-name="ro5">
          <table:table-cell/>
          <table:table-cell table:style-name="ce133"/>
          <table:table-cell table:style-name="ce225" office:value-type="string" calcext:value-type="string">
            <text:p>Toplam – Net 2018-22</text:p>
          </table:table-cell>
          <table:table-cell table:style-name="ce234" table:formula="of:=[.D68]+[.D63]" office:value-type="float" office:value="626102.71" calcext:value-type="float">
            <text:p>626102,71</text:p>
          </table:table-cell>
          <table:table-cell table:style-name="ce251" table:formula="of:=[.E68]+[.E63]" office:value-type="currency" office:currency="TRY" office:value="476589.196" calcext:value-type="currency">
            <text:p>₺476.589,20</text:p>
          </table:table-cell>
          <table:table-cell table:style-name="ce373"/>
          <table:table-cell table:style-name="ce397"/>
          <table:table-cell table:style-name="ce254" table:number-columns-repeated="2"/>
          <table:table-cell table:style-name="ce297"/>
          <table:table-cell table:style-name="ce435"/>
          <table:table-cell table:style-name="ce372"/>
          <table:table-cell table:style-name="ce397"/>
          <table:table-cell table:style-name="ce254"/>
          <table:table-cell table:style-name="ce451"/>
          <table:table-cell table:style-name="ce420"/>
          <table:table-cell table:style-name="ce435"/>
          <table:table-cell table:style-name="ce373"/>
          <table:table-cell table:number-columns-repeated="1006"/>
        </table:table-row>
        <table:table-row table:style-name="ro5">
          <table:table-cell table:style-name="ce139" table:number-columns-repeated="3"/>
          <table:table-cell table:style-name="ce234"/>
          <table:table-cell table:style-name="ce248"/>
          <table:table-cell table:style-name="ce373"/>
          <table:table-cell table:style-name="ce394"/>
          <table:table-cell table:style-name="ce297" table:number-columns-repeated="3"/>
          <table:table-cell/>
          <table:table-cell table:style-name="ce372"/>
          <table:table-cell table:style-name="ce394"/>
          <table:table-cell table:style-name="ce297"/>
          <table:table-cell/>
          <table:table-cell table:style-name="ce297"/>
          <table:table-cell table:style-name="ce434"/>
          <table:table-cell table:style-name="ce373"/>
          <table:table-cell table:number-columns-repeated="1006"/>
        </table:table-row>
        <table:table-row table:style-name="ro5">
          <table:table-cell table:style-name="ce143" table:number-columns-repeated="4"/>
          <table:table-cell table:style-name="Default"/>
          <table:table-cell table:style-name="ce384" table:number-columns-repeated="5"/>
          <table:table-cell table:style-name="ce438"/>
          <table:table-cell table:style-name="ce384" table:number-columns-repeated="2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4" office:value-type="date" office:date-value="2022-12-31" calcext:value-type="date">
            <text:p>31.12.2022</text:p>
          </table:table-cell>
          <table:table-cell table:style-name="ce143" table:number-columns-repeated="3"/>
          <table:table-cell table:style-name="ce256" office:value-type="string" calcext:value-type="string">
            <text:p>hisse oranları</text:p>
          </table:table-cell>
          <table:table-cell table:style-name="ce139"/>
          <table:table-cell table:style-name="ce398" table:formula="of:=[.G67]" office:value-type="percentage" office:value="0.765263844499801" calcext:value-type="percentage" table:number-columns-spanned="2" table:number-rows-spanned="1">
            <text:p>76,53%</text:p>
          </table:table-cell>
          <table:covered-table-cell table:style-name="ce139"/>
          <table:table-cell table:style-name="ce139" table:number-columns-repeated="2"/>
          <table:table-cell table:style-name="ce439"/>
          <table:table-cell table:style-name="ce139"/>
          <table:table-cell table:style-name="ce398" table:formula="of:=[.M67]" office:value-type="percentage" office:value="0.23470811390953" calcext:value-type="percentage" table:number-columns-spanned="2" table:number-rows-spanned="1">
            <text:p>23,47%</text:p>
          </table:table-cell>
          <table:covered-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 office:value-type="string" calcext:value-type="string">
            <text:p>net gelir</text:p>
          </table:table-cell>
          <table:table-cell table:style-name="ce139"/>
          <table:table-cell table:style-name="ce394"/>
          <table:table-cell table:style-name="ce139"/>
          <table:table-cell table:style-name="ce406" table:formula="of:=[.I68]+[.I62]+[.I41]+[.I28]+[.I15]+[.I10]" office:value-type="currency" office:currency="USD" office:value="25486.9844159424" calcext:value-type="currency">
            <text:p>$25.487</text:p>
          </table:table-cell>
          <table:table-cell table:style-name="ce420" table:formula="of:=[.J67]" office:value-type="currency" office:currency="TRY" office:value="365506.276911361" calcext:value-type="currency">
            <text:p>₺365.506,28</text:p>
          </table:table-cell>
          <table:table-cell table:style-name="ce439"/>
          <table:table-cell table:style-name="ce139"/>
          <table:table-cell table:style-name="ce394"/>
          <table:table-cell table:style-name="ce139"/>
          <table:table-cell table:style-name="ce406" table:formula="of:=[.O68]+[.O62]+[.O41]+[.O28]+[.O15]+[.O10]" office:value-type="currency" office:currency="USD" office:value="7345.47997508998" calcext:value-type="currency">
            <text:p>$7.345</text:p>
          </table:table-cell>
          <table:table-cell table:style-name="ce420" table:formula="of:=[.P67]" office:value-type="currency" office:currency="TRY" office:value="107082.139861102" calcext:value-type="currency">
            <text:p>₺107.082,14</text:p>
          </table:table-cell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 office:value-type="string" calcext:value-type="string">
            <text:p>masraf usd</text:p>
          </table:table-cell>
          <table:table-cell table:style-name="ce139"/>
          <table:table-cell table:style-name="ce394"/>
          <table:table-cell table:style-name="ce251" table:formula="of:=[.H49]+[.H40]+[.H39]+[.H38]+[.H27]+[.H25]+[.H24]+[.H22]+[.H20]+[.H14]+[.H9]" office:value-type="currency" office:currency="TRY" office:value="-116091.092348435" calcext:value-type="currency">
            <text:p>-₺116.091,09</text:p>
          </table:table-cell>
          <table:table-cell table:style-name="ce406" table:formula="of:=[.I49]+[.I40]+[.I39]+[.I38]+[.I27]+[.I25]+[.I24]+[.I22]+[.I20]+[.I14]+[.I9]" office:value-type="currency" office:currency="USD" office:value="-15544.6857585718" calcext:value-type="currency">
            <text:p>-$15.545</text:p>
          </table:table-cell>
          <table:table-cell table:style-name="ce139"/>
          <table:table-cell table:style-name="ce439"/>
          <table:table-cell table:style-name="ce139"/>
          <table:table-cell table:style-name="ce394"/>
          <table:table-cell table:style-name="ce251" table:formula="of:=[.N49]+[.N40]+[.N39]+[.N38]+[.N27]+[.N25]+[.N24]+[.N22]+[.N20]+[.N14]+[.N9]" office:value-type="currency" office:currency="TRY" office:value="-33422.4216515647" calcext:value-type="currency">
            <text:p>-₺33.422,42</text:p>
          </table:table-cell>
          <table:table-cell table:style-name="ce406" table:formula="of:=[.O49]+[.O40]+[.O39]+[.O38]+[.O27]+[.O25]+[.O24]+[.O22]+[.O20]+[.O14]+[.O9]" office:value-type="currency" office:currency="USD" office:value="-4461.08948958149" calcext:value-type="currency">
            <text:p>-$4.461</text:p>
          </table:table-cell>
          <table:table-cell table:style-name="ce139"/>
          <table:table-cell table:number-columns-repeated="1008"/>
        </table:table-row>
        <table:table-row table:style-name="ro5">
          <table:table-cell table:style-name="ce143" table:number-columns-repeated="4"/>
          <table:table-cell table:style-name="ce256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 table:number-rows-repeated="2">
          <table:table-cell table:style-name="Default" table:number-columns-repeated="4"/>
          <table:table-cell table:style-name="ce281"/>
          <table:table-cell table:style-name="ce139"/>
          <table:table-cell table:style-name="ce394"/>
          <table:table-cell table:style-name="ce139" table:number-columns-repeated="3"/>
          <table:table-cell table:style-name="ce439"/>
          <table:table-cell table:style-name="ce139"/>
          <table:table-cell table:style-name="ce394"/>
          <table:table-cell table:style-name="ce139"/>
          <table:table-cell table:style-name="ce452"/>
          <table:table-cell table:style-name="ce13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45" office:value-type="string" calcext:value-type="string">
            <text:p>2018-2022</text:p>
          </table:table-cell>
          <table:table-cell table:style-name="ce208" table:number-columns-repeated="2"/>
          <table:table-cell table:style-name="ce236"/>
          <table:table-cell table:style-name="ce296"/>
          <table:table-cell table:number-columns-repeated="1019"/>
        </table:table-row>
        <table:table-row table:style-name="ro5">
          <table:table-cell table:style-name="ce158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38.2396391857" calcext:value-type="currency" table:number-columns-spanned="2" table:number-rows-spanned="1">
            <text:p>-$52.838,24</text:p>
          </table:table-cell>
          <table:covered-table-cell table:style-name="ce209"/>
          <table:table-cell table:style-name="ce23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622102.71" calcext:value-type="currency" table:number-columns-spanned="2" table:number-rows-spanned="1">
            <text:p>₺622.102,71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209" table:number-columns-spanned="2" table:number-rows-spanned="1"/>
          <table:covered-table-cell table:style-name="ce209"/>
          <table:table-cell table:style-name="ce237" office:value-type="currency" office:currency="TRY" office:value="4000" calcext:value-type="currency" table:number-columns-spanned="2" table:number-rows-spanned="1">
            <text:p>₺4.000,00</text:p>
          </table:table-cell>
          <table:covered-table-cell table:style-name="ce23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209" table:formula="of:=[.O75]+[.I75]" office:value-type="currency" office:currency="USD" office:value="-20005.7752481533" calcext:value-type="currency" table:number-columns-spanned="2" table:number-rows-spanned="1">
            <text:p>-$20.005,78</text:p>
          </table:table-cell>
          <table:covered-table-cell table:style-name="ce209"/>
          <table:table-cell table:style-name="ce237" table:formula="of:=([.D82]-[.D85])*-1" office:value-type="currency" office:currency="TRY" office:value="-145513.514" calcext:value-type="currency" table:number-columns-spanned="2" table:number-rows-spanned="1">
            <text:p>-₺145.513,51</text:p>
          </table:table-cell>
          <table:covered-table-cell table:style-name="ce237"/>
          <table:table-cell table:number-columns-repeated="1019"/>
        </table:table-row>
        <table:table-row table:style-name="ro5">
          <table:table-cell table:style-name="ce139" office:value-type="string" calcext:value-type="string">
            <text:p>NET</text:p>
          </table:table-cell>
          <table:table-cell table:style-name="ce209" table:formula="of:=[.I73]+[.O73]" office:value-type="currency" office:currency="USD" office:value="32832.4643910324" calcext:value-type="currency" table:number-columns-spanned="2" table:number-rows-spanned="1">
            <text:p>$32.832,46</text:p>
          </table:table-cell>
          <table:covered-table-cell table:style-name="ce209"/>
          <table:table-cell table:style-name="ce237" table:formula="of:=[.E69]" office:value-type="currency" office:currency="TRY" office:value="476589.196" calcext:value-type="currency" table:number-columns-spanned="2" table:number-rows-spanned="1">
            <text:p>₺476.589,20</text:p>
          </table:table-cell>
          <table:covered-table-cell table:style-name="ce23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4" table:number-rows-repeated="1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20" table:default-cell-style-name="Default"/>
        <table:table-column table:style-name="co1" table:default-cell-style-name="ce359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2" table:default-cell-style-name="Default"/>
        <table:table-column table:style-name="co72" table:default-cell-style-name="Default"/>
        <table:table-column table:style-name="co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'02-11-GLR'.F6]" office:value-type="currency" office:currency="TRY" office:value="21000" calcext:value-type="currency">
            <text:p>₺21.000,00</text:p>
          </table:table-cell>
          <table:table-cell table:style-name="ce342" table:formula="of:=[$'02-12-GDR'.E17]" office:value-type="currency" office:currency="TRY" office:value="-22399.42" calcext:value-type="currency">
            <text:p>-₺22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style-name="ce359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'02-11-GLR'.F15]" office:value-type="currency" office:currency="TRY" office:value="26500" calcext:value-type="currency">
            <text:p>₺26.500,00</text:p>
          </table:table-cell>
          <table:table-cell table:style-name="ce342" table:formula="of:=[$'02-12-GDR'.E34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F33]" office:value-type="currency" office:currency="TRY" office:value="64500" calcext:value-type="currency">
            <text:p>₺64.500,00</text:p>
          </table:table-cell>
          <table:table-cell table:style-name="ce342" table:formula="of:=[$'02-12-GDR'.E95]" office:value-type="currency" office:currency="TRY" office:value="-76896.294" calcext:value-type="currency">
            <text:p>-₺76.896,29</text:p>
          </table:table-cell>
          <table:table-cell table:style-name="ce359" table:formula="of:=[.C7]+[.D7]" office:value-type="currency" office:currency="TRY" office:value="-12396.294" calcext:value-type="currency">
            <text:p>-₺12.396,29</text:p>
          </table:table-cell>
          <table:table-cell table:style-name="ce342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F53]" office:value-type="currency" office:currency="TRY" office:value="152260" calcext:value-type="currency">
            <text:p>₺152.260,00</text:p>
          </table:table-cell>
          <table:table-cell table:style-name="ce342" table:formula="of:=[$'02-12-GDR'.E147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F87]" office:value-type="currency" office:currency="TRY" office:value="357842.71" calcext:value-type="currency">
            <text:p>₺357.842,71</text:p>
          </table:table-cell>
          <table:table-cell table:style-name="ce392" table:formula="of:=[$'02-12-GDR'.E156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42799.04" calcext:value-type="currency">
            <text:p>₺342.799,04</text:p>
          </table:table-cell>
          <table:table-cell table:style-name="ce342" table:formula="of:=[.F8]+[.C9]+[.D9]" office:value-type="currency" office:currency="TRY" office:value="472589.196" calcext:value-type="currency">
            <text:p>₺472.589,20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2102.71" calcext:value-type="currency">
            <text:p>₺622.102,71</text:p>
          </table:table-cell>
          <table:table-cell table:style-name="ce359" table:formula="of:=SUM([.D5:.D10])" office:value-type="currency" office:currency="TRY" office:value="-149513.514" calcext:value-type="currency">
            <text:p>-₺149.513,51</text:p>
          </table:table-cell>
          <table:table-cell table:style-name="ce359" table:formula="of:=SUM([.E5:.E10])" office:value-type="currency" office:currency="TRY" office:value="472589.196" calcext:value-type="currency">
            <text:p>₺472.589,20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206">
      <number:number number:decimal-places="2" number:min-decimal-places="2" number:min-integer-digits="1"/>
      <number:text>%</number:text>
    </number:percentage-style>
    <number:percentage-style style:name="N205">
      <number:number number:decimal-places="5" number:min-decimal-places="5" number:min-integer-digits="1"/>
      <number:text>%</number:text>
    </number:percentage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.6cm" fo:margin-left="1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9T17:23:19.745004986</dc:date>
    <meta:editing-duration>P3DT7H38M41S</meta:editing-duration>
    <meta:editing-cycles>242</meta:editing-cycles>
    <meta:generator>LibreOffice/7.3.7.2$Linux_X86_64 LibreOffice_project/30$Build-2</meta:generator>
    <meta:print-date>2022-12-29T10:23:10.298473332</meta:print-date>
    <meta:document-statistic meta:table-count="13" meta:cell-count="2746" meta:object-count="0"/>
  </office:meta>
</office:document-meta>
</file>